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 style:data-style-name="N61"/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TC" table:style-name="ta1">
        <table:table-column table:style-name="co1" table:number-columns-repeated="2" table:default-cell-style-name="Default"/>
        <table:table-column table:style-name="co2" table:number-columns-repeated="18" table:default-cell-style-name="Default"/>
        <table:table-column table:style-name="co3" table:number-columns-repeated="14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18" table:number-rows-spanned="1">
            <text:p><text:span text:style-name="T1">TTC (s) </text:span>at each image frame </text:p>
          </table:table-cell>
          <table:covered-table-cell table:style-name="ce3"/>
          <table:covered-table-cell table:style-name="ce1"/>
          <table:covered-table-cell table:number-columns-repeated="15"/>
          <table:table-cell table:number-columns-repeated="14"/>
        </table:table-row>
        <table:table-row table:style-name="ro1"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Descriptor</text:p>
          </table:table-cell>
          <table:table-cell table:style-name="ce7" office:value-type="string" calcext:value-type="string">
            <text:p>Img 1</text:p>
          </table:table-cell>
          <table:table-cell table:style-name="ce7" office:value-type="string" calcext:value-type="string">
            <text:p>Img 2</text:p>
          </table:table-cell>
          <table:table-cell table:style-name="ce7" office:value-type="string" calcext:value-type="string">
            <text:p>Img 3</text:p>
          </table:table-cell>
          <table:table-cell table:style-name="ce7" office:value-type="string" calcext:value-type="string">
            <text:p>Img 4</text:p>
          </table:table-cell>
          <table:table-cell table:style-name="ce7" office:value-type="string" calcext:value-type="string">
            <text:p>Img 5</text:p>
          </table:table-cell>
          <table:table-cell table:style-name="ce7" office:value-type="string" calcext:value-type="string">
            <text:p>Img 6</text:p>
          </table:table-cell>
          <table:table-cell table:style-name="ce7" office:value-type="string" calcext:value-type="string">
            <text:p>Img 7</text:p>
          </table:table-cell>
          <table:table-cell table:style-name="ce7" office:value-type="string" calcext:value-type="string">
            <text:p>Img 8</text:p>
          </table:table-cell>
          <table:table-cell table:style-name="ce7" office:value-type="string" calcext:value-type="string">
            <text:p>Img 9</text:p>
          </table:table-cell>
          <table:table-cell table:style-name="ce7" office:value-type="string" calcext:value-type="string">
            <text:p>Img 10</text:p>
          </table:table-cell>
          <table:table-cell table:style-name="ce7" office:value-type="string" calcext:value-type="string">
            <text:p>Img 11</text:p>
          </table:table-cell>
          <table:table-cell table:style-name="ce7" office:value-type="string" calcext:value-type="string">
            <text:p>Img 12</text:p>
          </table:table-cell>
          <table:table-cell table:style-name="ce7" office:value-type="string" calcext:value-type="string">
            <text:p>Img 13</text:p>
          </table:table-cell>
          <table:table-cell table:style-name="ce7" office:value-type="string" calcext:value-type="string">
            <text:p>Img 14</text:p>
          </table:table-cell>
          <table:table-cell table:style-name="ce7" office:value-type="string" calcext:value-type="string">
            <text:p>Img 15</text:p>
          </table:table-cell>
          <table:table-cell table:style-name="ce7" office:value-type="string" calcext:value-type="string">
            <text:p>Img 16</text:p>
          </table:table-cell>
          <table:table-cell table:style-name="ce7" office:value-type="string" calcext:value-type="string">
            <text:p>Img 17</text:p>
          </table:table-cell>
          <table:table-cell table:style-name="ce7" office:value-type="string" calcext:value-type="string">
            <text:p>Img 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<text:s/>-</text:p>
          </table:table-cell>
          <table:table-cell office:value-type="float" office:value="12.4234" calcext:value-type="float">
            <text:p>12.4234</text:p>
          </table:table-cell>
          <table:table-cell office:value-type="float" office:value="12.1261" calcext:value-type="float">
            <text:p>12.1261</text:p>
          </table:table-cell>
          <table:table-cell office:value-type="float" office:value="14.9443" calcext:value-type="float">
            <text:p>14.9443</text:p>
          </table:table-cell>
          <table:table-cell office:value-type="float" office:value="17.3913" calcext:value-type="float">
            <text:p>17.3913</text:p>
          </table:table-cell>
          <table:table-cell office:value-type="float" office:value="15.3902" calcext:value-type="float">
            <text:p>15.3902</text:p>
          </table:table-cell>
          <table:table-cell office:value-type="float" office:value="13.928" calcext:value-type="float">
            <text:p>13.928</text:p>
          </table:table-cell>
          <table:table-cell office:value-type="float" office:value="11.3855" calcext:value-type="float">
            <text:p>11.3855</text:p>
          </table:table-cell>
          <table:table-cell office:value-type="float" office:value="13.1983" calcext:value-type="float">
            <text:p>13.1983</text:p>
          </table:table-cell>
          <table:table-cell office:value-type="float" office:value="13.0517" calcext:value-type="float">
            <text:p>13.0517</text:p>
          </table:table-cell>
          <table:table-cell office:value-type="float" office:value="11.2985" calcext:value-type="float">
            <text:p>11.2985</text:p>
          </table:table-cell>
          <table:table-cell office:value-type="float" office:value="12.6776" calcext:value-type="float">
            <text:p>12.6776</text:p>
          </table:table-cell>
          <table:table-cell office:value-type="float" office:value="8.94027" calcext:value-type="float">
            <text:p>8.94027</text:p>
          </table:table-cell>
          <table:table-cell office:value-type="float" office:value="9.90412" calcext:value-type="float">
            <text:p>9.90412</text:p>
          </table:table-cell>
          <table:table-cell office:value-type="float" office:value="9.56396" calcext:value-type="float">
            <text:p>9.56396</text:p>
          </table:table-cell>
          <table:table-cell office:value-type="float" office:value="8.73458" calcext:value-type="float">
            <text:p>8.73458</text:p>
          </table:table-cell>
          <table:table-cell office:value-type="float" office:value="9.75139" calcext:value-type="float">
            <text:p>9.75139</text:p>
          </table:table-cell>
          <table:table-cell office:value-type="float" office:value="8.98959" calcext:value-type="float">
            <text:p>8.98959</text:p>
          </table:table-cell>
          <table:table-cell office:value-type="float" office:value="8.22774" calcext:value-type="float">
            <text:p>8.22774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SK</text:p>
          </table:table-cell>
          <table:table-cell office:value-type="float" office:value="18.146" calcext:value-type="float">
            <text:p>18.146</text:p>
          </table:table-cell>
          <table:table-cell office:value-type="float" office:value="14.1979" calcext:value-type="float">
            <text:p>14.1979</text:p>
          </table:table-cell>
          <table:table-cell office:value-type="float" office:value="13.2483" calcext:value-type="float">
            <text:p>13.2483</text:p>
          </table:table-cell>
          <table:table-cell office:value-type="float" office:value="13.8462" calcext:value-type="float">
            <text:p>13.8462</text:p>
          </table:table-cell>
          <table:table-cell office:value-type="float" office:value="14.2568" calcext:value-type="float">
            <text:p>14.2568</text:p>
          </table:table-cell>
          <table:table-cell office:value-type="float" office:value="11.4126" calcext:value-type="float">
            <text:p>11.4126</text:p>
          </table:table-cell>
          <table:table-cell office:value-type="float" office:value="16.3147" calcext:value-type="float">
            <text:p>16.3147</text:p>
          </table:table-cell>
          <table:table-cell office:value-type="float" office:value="13.7281" calcext:value-type="float">
            <text:p>13.7281</text:p>
          </table:table-cell>
          <table:table-cell office:value-type="float" office:value="13.2506" calcext:value-type="float">
            <text:p>13.2506</text:p>
          </table:table-cell>
          <table:table-cell office:value-type="float" office:value="24.4234" calcext:value-type="float">
            <text:p>24.4234</text:p>
          </table:table-cell>
          <table:table-cell office:value-type="float" office:value="13.6962" calcext:value-type="float">
            <text:p>13.6962</text:p>
          </table:table-cell>
          <table:table-cell office:value-type="float" office:value="12.6596" calcext:value-type="float">
            <text:p>12.6596</text:p>
          </table:table-cell>
          <table:table-cell office:value-type="float" office:value="13.4602" calcext:value-type="float">
            <text:p>13.4602</text:p>
          </table:table-cell>
          <table:table-cell office:value-type="float" office:value="14.5777" calcext:value-type="float">
            <text:p>14.5777</text:p>
          </table:table-cell>
          <table:table-cell office:value-type="float" office:value="7.89774" calcext:value-type="float">
            <text:p>7.89774</text:p>
          </table:table-cell>
          <table:table-cell office:value-type="float" office:value="12.287" calcext:value-type="float">
            <text:p>12.287</text:p>
          </table:table-cell>
          <table:table-cell office:value-type="float" office:value="10.7642" calcext:value-type="float">
            <text:p>10.7642</text:p>
          </table:table-cell>
          <table:table-cell office:value-type="float" office:value="10.687" calcext:value-type="float">
            <text:p>10.687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EF</text:p>
          </table:table-cell>
          <table:table-cell office:value-type="float" office:value="15.7794" calcext:value-type="float">
            <text:p>15.7794</text:p>
          </table:table-cell>
          <table:table-cell office:value-type="float" office:value="14.6577" calcext:value-type="float">
            <text:p>14.6577</text:p>
          </table:table-cell>
          <table:table-cell office:value-type="float" office:value="10.7163" calcext:value-type="float">
            <text:p>10.7163</text:p>
          </table:table-cell>
          <table:table-cell office:value-type="float" office:value="18.4266" calcext:value-type="float">
            <text:p>18.4266</text:p>
          </table:table-cell>
          <table:table-cell office:value-type="float" office:value="13.4476" calcext:value-type="float">
            <text:p>13.4476</text:p>
          </table:table-cell>
          <table:table-cell office:value-type="float" office:value="13.2198" calcext:value-type="float">
            <text:p>13.2198</text:p>
          </table:table-cell>
          <table:table-cell office:value-type="float" office:value="13.7691" calcext:value-type="float">
            <text:p>13.7691</text:p>
          </table:table-cell>
          <table:table-cell office:value-type="float" office:value="12.2294" calcext:value-type="float">
            <text:p>12.2294</text:p>
          </table:table-cell>
          <table:table-cell office:value-type="float" office:value="12.7106" calcext:value-type="float">
            <text:p>12.7106</text:p>
          </table:table-cell>
          <table:table-cell office:value-type="float" office:value="13.8555" calcext:value-type="float">
            <text:p>13.8555</text:p>
          </table:table-cell>
          <table:table-cell office:value-type="float" office:value="12.4792" calcext:value-type="float">
            <text:p>12.4792</text:p>
          </table:table-cell>
          <table:table-cell office:value-type="float" office:value="11.862" calcext:value-type="float">
            <text:p>11.862</text:p>
          </table:table-cell>
          <table:table-cell office:value-type="float" office:value="13.6077" calcext:value-type="float">
            <text:p>13.6077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15.0056" calcext:value-type="float">
            <text:p>15.0056</text:p>
          </table:table-cell>
          <table:table-cell office:value-type="float" office:value="11.5476" calcext:value-type="float">
            <text:p>11.5476</text:p>
          </table:table-cell>
          <table:table-cell office:value-type="float" office:value="11.8463" calcext:value-type="float">
            <text:p>11.8463</text:p>
          </table:table-cell>
          <table:table-cell office:value-type="float" office:value="9.85681" calcext:value-type="float">
            <text:p>9.85681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ORB</text:p>
          </table:table-cell>
          <table:table-cell office:value-type="float" office:value="15.1883" calcext:value-type="float">
            <text:p>15.1883</text:p>
          </table:table-cell>
          <table:table-cell office:value-type="float" office:value="13.893" calcext:value-type="float">
            <text:p>13.893</text:p>
          </table:table-cell>
          <table:table-cell office:value-type="float" office:value="14.3167" calcext:value-type="float">
            <text:p>14.3167</text:p>
          </table:table-cell>
          <table:table-cell office:value-type="float" office:value="13.0952" calcext:value-type="float">
            <text:p>13.0952</text:p>
          </table:table-cell>
          <table:table-cell office:value-type="float" office:value="12.9492" calcext:value-type="float">
            <text:p>12.9492</text:p>
          </table:table-cell>
          <table:table-cell office:value-type="float" office:value="12.9886" calcext:value-type="float">
            <text:p>12.9886</text:p>
          </table:table-cell>
          <table:table-cell office:value-type="float" office:value="11.6909" calcext:value-type="float">
            <text:p>11.6909</text:p>
          </table:table-cell>
          <table:table-cell office:value-type="float" office:value="11.6488" calcext:value-type="float">
            <text:p>11.6488</text:p>
          </table:table-cell>
          <table:table-cell office:value-type="float" office:value="12.2391" calcext:value-type="float">
            <text:p>12.2391</text:p>
          </table:table-cell>
          <table:table-cell office:value-type="float" office:value="14.4931" calcext:value-type="float">
            <text:p>14.4931</text:p>
          </table:table-cell>
          <table:table-cell office:value-type="float" office:value="12.1722" calcext:value-type="float">
            <text:p>12.1722</text:p>
          </table:table-cell>
          <table:table-cell office:value-type="float" office:value="11.8303" calcext:value-type="float">
            <text:p>11.8303</text:p>
          </table:table-cell>
          <table:table-cell office:value-type="float" office:value="13.0683" calcext:value-type="float">
            <text:p>13.0683</text:p>
          </table:table-cell>
          <table:table-cell office:value-type="float" office:value="12.1726" calcext:value-type="float">
            <text:p>12.1726</text:p>
          </table:table-cell>
          <table:table-cell office:value-type="float" office:value="11.4111" calcext:value-type="float">
            <text:p>11.4111</text:p>
          </table:table-cell>
          <table:table-cell office:value-type="float" office:value="11.5578" calcext:value-type="float">
            <text:p>11.5578</text:p>
          </table:table-cell>
          <table:table-cell office:value-type="float" office:value="10.4252" calcext:value-type="float">
            <text:p>10.4252</text:p>
          </table:table-cell>
          <table:table-cell office:value-type="float" office:value="9.63619" calcext:value-type="float">
            <text:p>9.63619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FREAK</text:p>
          </table:table-cell>
          <table:table-cell office:value-type="float" office:value="16.5958" calcext:value-type="float">
            <text:p>16.5958</text:p>
          </table:table-cell>
          <table:table-cell office:value-type="float" office:value="13.0927" calcext:value-type="float">
            <text:p>13.0927</text:p>
          </table:table-cell>
          <table:table-cell office:value-type="float" office:value="11.0187" calcext:value-type="float">
            <text:p>11.0187</text:p>
          </table:table-cell>
          <table:table-cell office:value-type="float" office:value="13.9496" calcext:value-type="float">
            <text:p>13.9496</text:p>
          </table:table-cell>
          <table:table-cell office:value-type="float" office:value="14.1876" calcext:value-type="float">
            <text:p>14.1876</text:p>
          </table:table-cell>
          <table:table-cell office:value-type="float" office:value="13.9892" calcext:value-type="float">
            <text:p>13.9892</text:p>
          </table:table-cell>
          <table:table-cell office:value-type="float" office:value="12.8329" calcext:value-type="float">
            <text:p>12.8329</text:p>
          </table:table-cell>
          <table:table-cell office:value-type="float" office:value="12.3005" calcext:value-type="float">
            <text:p>12.3005</text:p>
          </table:table-cell>
          <table:table-cell office:value-type="float" office:value="11.5277" calcext:value-type="float">
            <text:p>11.5277</text:p>
          </table:table-cell>
          <table:table-cell office:value-type="float" office:value="15.2961" calcext:value-type="float">
            <text:p>15.2961</text:p>
          </table:table-cell>
          <table:table-cell office:value-type="float" office:value="12.2684" calcext:value-type="float">
            <text:p>12.2684</text:p>
          </table:table-cell>
          <table:table-cell office:value-type="float" office:value="12.7215" calcext:value-type="float">
            <text:p>12.7215</text:p>
          </table:table-cell>
          <table:table-cell office:value-type="float" office:value="12.3841" calcext:value-type="float">
            <text:p>12.3841</text:p>
          </table:table-cell>
          <table:table-cell office:value-type="float" office:value="14.5777" calcext:value-type="float">
            <text:p>14.5777</text:p>
          </table:table-cell>
          <table:table-cell office:value-type="float" office:value="17.0882" calcext:value-type="float">
            <text:p>17.0882</text:p>
          </table:table-cell>
          <table:table-cell office:value-type="float" office:value="10.1661" calcext:value-type="float">
            <text:p>10.1661</text:p>
          </table:table-cell>
          <table:table-cell office:value-type="float" office:value="13.4737" calcext:value-type="float">
            <text:p>13.4737</text:p>
          </table:table-cell>
          <table:table-cell office:value-type="float" office:value="10.9716" calcext:value-type="float">
            <text:p>10.9716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>
            <text:p><text:s text:c="2"/>Assertion failed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SIFT</text:p>
          </table:table-cell>
          <table:table-cell office:value-type="float" office:value="15.8671" calcext:value-type="float">
            <text:p>15.8671</text:p>
          </table:table-cell>
          <table:table-cell office:value-type="float" office:value="14.5897" calcext:value-type="float">
            <text:p>14.5897</text:p>
          </table:table-cell>
          <table:table-cell office:value-type="float" office:value="10.7534" calcext:value-type="float">
            <text:p>10.7534</text:p>
          </table:table-cell>
          <table:table-cell office:value-type="float" office:value="13.7589" calcext:value-type="float">
            <text:p>13.7589</text:p>
          </table:table-cell>
          <table:table-cell office:value-type="float" office:value="12.9126" calcext:value-type="float">
            <text:p>12.9126</text:p>
          </table:table-cell>
          <table:table-cell office:value-type="float" office:value="13.3211" calcext:value-type="float">
            <text:p>13.3211</text:p>
          </table:table-cell>
          <table:table-cell office:value-type="float" office:value="14.982" calcext:value-type="float">
            <text:p>14.982</text:p>
          </table:table-cell>
          <table:table-cell office:value-type="float" office:value="13.2008" calcext:value-type="float">
            <text:p>13.2008</text:p>
          </table:table-cell>
          <table:table-cell office:value-type="float" office:value="12.9316" calcext:value-type="float">
            <text:p>12.9316</text:p>
          </table:table-cell>
          <table:table-cell office:value-type="float" office:value="14.2442" calcext:value-type="float">
            <text:p>14.2442</text:p>
          </table:table-cell>
          <table:table-cell office:value-type="float" office:value="12.4792" calcext:value-type="float">
            <text:p>12.4792</text:p>
          </table:table-cell>
          <table:table-cell office:value-type="float" office:value="11.862" calcext:value-type="float">
            <text:p>11.862</text:p>
          </table:table-cell>
          <table:table-cell office:value-type="float" office:value="12.4338" calcext:value-type="float">
            <text:p>12.4338</text:p>
          </table:table-cell>
          <table:table-cell office:value-type="float" office:value="11.7792" calcext:value-type="float">
            <text:p>11.7792</text:p>
          </table:table-cell>
          <table:table-cell office:value-type="float" office:value="13.7505" calcext:value-type="float">
            <text:p>13.7505</text:p>
          </table:table-cell>
          <table:table-cell office:value-type="float" office:value="11.5578" calcext:value-type="float">
            <text:p>11.5578</text:p>
          </table:table-cell>
          <table:table-cell office:value-type="float" office:value="11.8011" calcext:value-type="float">
            <text:p>11.8011</text:p>
          </table:table-cell>
          <table:table-cell office:value-type="float" office:value="10.2971" calcext:value-type="float">
            <text:p>10.2971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8.97175" calcext:value-type="float">
            <text:p>8.97175</text:p>
          </table:table-cell>
          <table:table-cell office:value-type="float" office:value="0.478523" calcext:value-type="float">
            <text:p>0.478523</text:p>
          </table:table-cell>
          <table:table-cell office:value-type="float" office:value="8.99833" calcext:value-type="float">
            <text:p>8.99833</text:p>
          </table:table-cell>
          <table:table-cell office:value-type="float" office:value="16.5253" calcext:value-type="float">
            <text:p>16.5253</text:p>
          </table:table-cell>
          <table:table-cell office:value-type="float" office:value="-1.97308" calcext:value-type="float">
            <text:p>-1.97308</text:p>
          </table:table-cell>
          <table:table-cell office:value-type="float" office:value="19.4326" calcext:value-type="float">
            <text:p>19.4326</text:p>
          </table:table-cell>
          <table:table-cell office:value-type="float" office:value="14.1323" calcext:value-type="float">
            <text:p>14.1323</text:p>
          </table:table-cell>
          <table:table-cell office:value-type="float" office:value="-0.268706" calcext:value-type="float">
            <text:p>-0.268706</text:p>
          </table:table-cell>
          <table:table-cell office:value-type="string" calcext:value-type="string">
            <text:p><text:s/>-inf</text:p>
          </table:table-cell>
          <table:table-cell office:value-type="float" office:value="35.9508" calcext:value-type="float">
            <text:p>35.9508</text:p>
          </table:table-cell>
          <table:table-cell office:value-type="float" office:value="-0.688551" calcext:value-type="float">
            <text:p>-0.688551</text:p>
          </table:table-cell>
          <table:table-cell office:value-type="float" office:value="14.2311" calcext:value-type="float">
            <text:p>14.2311</text:p>
          </table:table-cell>
          <table:table-cell office:value-type="float" office:value="14.7539" calcext:value-type="float">
            <text:p>14.7539</text:p>
          </table:table-cell>
          <table:table-cell office:value-type="float" office:value="26.4811" calcext:value-type="float">
            <text:p>26.4811</text:p>
          </table:table-cell>
          <table:table-cell office:value-type="float" office:value="0.590749" calcext:value-type="float">
            <text:p>0.590749</text:p>
          </table:table-cell>
          <table:table-cell office:value-type="float" office:value="7.43398" calcext:value-type="float">
            <text:p>7.43398</text:p>
          </table:table-cell>
          <table:table-cell office:value-type="float" office:value="-8.13523" calcext:value-type="float">
            <text:p>-8.13523</text:p>
          </table:table-cell>
          <table:table-cell office:value-type="string" calcext:value-type="string">
            <text:p><text:s/>-inf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8.97175" calcext:value-type="float">
            <text:p>8.97175</text:p>
          </table:table-cell>
          <table:table-cell office:value-type="float" office:value="0.266138" calcext:value-type="float">
            <text:p>0.266138</text:p>
          </table:table-cell>
          <table:table-cell office:value-type="float" office:value="8.99833" calcext:value-type="float">
            <text:p>8.99833</text:p>
          </table:table-cell>
          <table:table-cell office:value-type="float" office:value="14.1982" calcext:value-type="float">
            <text:p>14.1982</text:p>
          </table:table-cell>
          <table:table-cell office:value-type="float" office:value="13.2864" calcext:value-type="float">
            <text:p>13.2864</text:p>
          </table:table-cell>
          <table:table-cell office:value-type="float" office:value="8.98194" calcext:value-type="float">
            <text:p>8.98194</text:p>
          </table:table-cell>
          <table:table-cell office:value-type="float" office:value="11.1664" calcext:value-type="float">
            <text:p>11.1664</text:p>
          </table:table-cell>
          <table:table-cell office:value-type="float" office:value="7.68995" calcext:value-type="float">
            <text:p>7.68995</text:p>
          </table:table-cell>
          <table:table-cell office:value-type="float" office:value="-27.6239" calcext:value-type="float">
            <text:p>-27.6239</text:p>
          </table:table-cell>
          <table:table-cell office:value-type="float" office:value="19.5435" calcext:value-type="float">
            <text:p>19.5435</text:p>
          </table:table-cell>
          <table:table-cell office:value-type="float" office:value="13.9366" calcext:value-type="float">
            <text:p>13.9366</text:p>
          </table:table-cell>
          <table:table-cell office:value-type="float" office:value="14.2311" calcext:value-type="float">
            <text:p>14.2311</text:p>
          </table:table-cell>
          <table:table-cell office:value-type="string" calcext:value-type="string">
            <text:p><text:s/>nan</text:p>
          </table:table-cell>
          <table:table-cell office:value-type="float" office:value="13.2405" calcext:value-type="float">
            <text:p>13.2405</text:p>
          </table:table-cell>
          <table:table-cell office:value-type="float" office:value="-11.3015" calcext:value-type="float">
            <text:p>-11.3015</text:p>
          </table:table-cell>
          <table:table-cell office:value-type="float" office:value="7.12654" calcext:value-type="float">
            <text:p>7.12654</text:p>
          </table:table-cell>
          <table:table-cell office:value-type="float" office:value="13.7279" calcext:value-type="float">
            <text:p>13.7279</text:p>
          </table:table-cell>
          <table:table-cell office:value-type="float" office:value="11.939" calcext:value-type="float">
            <text:p>11.939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10.4301" calcext:value-type="float">
            <text:p>10.4301</text:p>
          </table:table-cell>
          <table:table-cell office:value-type="float" office:value="0.672018" calcext:value-type="float">
            <text:p>0.672018</text:p>
          </table:table-cell>
          <table:table-cell office:value-type="string" calcext:value-type="string">
            <text:p><text:s/>nan</text:p>
          </table:table-cell>
          <table:table-cell office:value-type="float" office:value="14.1982" calcext:value-type="float">
            <text:p>14.1982</text:p>
          </table:table-cell>
          <table:table-cell office:value-type="float" office:value="5.72783" calcext:value-type="float">
            <text:p>5.72783</text:p>
          </table:table-cell>
          <table:table-cell office:value-type="float" office:value="8.98194" calcext:value-type="float">
            <text:p>8.98194</text:p>
          </table:table-cell>
          <table:table-cell office:value-type="float" office:value="11.5901" calcext:value-type="float">
            <text:p>11.5901</text:p>
          </table:table-cell>
          <table:table-cell office:value-type="float" office:value="-2.35232" calcext:value-type="float">
            <text:p>-2.35232</text:p>
          </table:table-cell>
          <table:table-cell office:value-type="float" office:value="-2.19236" calcext:value-type="float">
            <text:p>-2.19236</text:p>
          </table:table-cell>
          <table:table-cell office:value-type="float" office:value="35.9508" calcext:value-type="float">
            <text:p>35.9508</text:p>
          </table:table-cell>
          <table:table-cell office:value-type="float" office:value="6.25754" calcext:value-type="float">
            <text:p>6.25754</text:p>
          </table:table-cell>
          <table:table-cell office:value-type="float" office:value="14.2311" calcext:value-type="float">
            <text:p>14.2311</text:p>
          </table:table-cell>
          <table:table-cell office:value-type="float" office:value="11.5897" calcext:value-type="float">
            <text:p>11.5897</text:p>
          </table:table-cell>
          <table:table-cell office:value-type="string" calcext:value-type="string">
            <text:p><text:s/>-inf</text:p>
          </table:table-cell>
          <table:table-cell office:value-type="float" office:value="79.57" calcext:value-type="float">
            <text:p>79.57</text:p>
          </table:table-cell>
          <table:table-cell office:value-type="float" office:value="4.91174" calcext:value-type="float">
            <text:p>4.91174</text:p>
          </table:table-cell>
          <table:table-cell office:value-type="float" office:value="4.60853" calcext:value-type="float">
            <text:p>4.60853</text:p>
          </table:table-cell>
          <table:table-cell office:value-type="float" office:value="1.14109" calcext:value-type="float">
            <text:p>1.14109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8.97175" calcext:value-type="float">
            <text:p>8.97175</text:p>
          </table:table-cell>
          <table:table-cell office:value-type="float" office:value="-0.397108" calcext:value-type="float">
            <text:p>-0.397108</text:p>
          </table:table-cell>
          <table:table-cell office:value-type="float" office:value="14.3531" calcext:value-type="float">
            <text:p>14.3531</text:p>
          </table:table-cell>
          <table:table-cell office:value-type="float" office:value="14.1982" calcext:value-type="float">
            <text:p>14.1982</text:p>
          </table:table-cell>
          <table:table-cell office:value-type="float" office:value="0.227436" calcext:value-type="float">
            <text:p>0.227436</text:p>
          </table:table-cell>
          <table:table-cell office:value-type="float" office:value="-5.54482" calcext:value-type="float">
            <text:p>-5.54482</text:p>
          </table:table-cell>
          <table:table-cell office:value-type="float" office:value="11.996" calcext:value-type="float">
            <text:p>11.996</text:p>
          </table:table-cell>
          <table:table-cell office:value-type="float" office:value="1.05657" calcext:value-type="float">
            <text:p>1.05657</text:p>
          </table:table-cell>
          <table:table-cell office:value-type="float" office:value="-2.37634" calcext:value-type="float">
            <text:p>-2.37634</text:p>
          </table:table-cell>
          <table:table-cell office:value-type="float" office:value="19.9508" calcext:value-type="float">
            <text:p>19.9508</text:p>
          </table:table-cell>
          <table:table-cell office:value-type="float" office:value="-3.10569" calcext:value-type="float">
            <text:p>-3.10569</text:p>
          </table:table-cell>
          <table:table-cell office:value-type="float" office:value="14.2311" calcext:value-type="float">
            <text:p>14.2311</text:p>
          </table:table-cell>
          <table:table-cell office:value-type="float" office:value="14.7539" calcext:value-type="float">
            <text:p>14.7539</text:p>
          </table:table-cell>
          <table:table-cell office:value-type="string" calcext:value-type="string">
            <text:p><text:s/>-inf</text:p>
          </table:table-cell>
          <table:table-cell office:value-type="float" office:value="-25.4681" calcext:value-type="float">
            <text:p>-25.4681</text:p>
          </table:table-cell>
          <table:table-cell office:value-type="float" office:value="11.1867" calcext:value-type="float">
            <text:p>11.1867</text:p>
          </table:table-cell>
          <table:table-cell office:value-type="float" office:value="-43.2751" calcext:value-type="float">
            <text:p>-43.2751</text:p>
          </table:table-cell>
          <table:table-cell office:value-type="float" office:value="11.939" calcext:value-type="float">
            <text:p>11.939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>
            <text:p><text:s text:c="2"/>Assertion failed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10.4301" calcext:value-type="float">
            <text:p>10.4301</text:p>
          </table:table-cell>
          <table:table-cell table:number-columns-repeated="2" office:value-type="string" calcext:value-type="string">
            <text:p><text:s/>nan</text:p>
          </table:table-cell>
          <table:table-cell office:value-type="float" office:value="16.5253" calcext:value-type="float">
            <text:p>16.5253</text:p>
          </table:table-cell>
          <table:table-cell office:value-type="float" office:value="5.72783" calcext:value-type="float">
            <text:p>5.72783</text:p>
          </table:table-cell>
          <table:table-cell office:value-type="float" office:value="8.98194" calcext:value-type="float">
            <text:p>8.98194</text:p>
          </table:table-cell>
          <table:table-cell office:value-type="float" office:value="11.4761" calcext:value-type="float">
            <text:p>11.4761</text:p>
          </table:table-cell>
          <table:table-cell office:value-type="float" office:value="60.8972" calcext:value-type="float">
            <text:p>60.8972</text:p>
          </table:table-cell>
          <table:table-cell office:value-type="float" office:value="6.51501" calcext:value-type="float">
            <text:p>6.51501</text:p>
          </table:table-cell>
          <table:table-cell office:value-type="float" office:value="14.4393" calcext:value-type="float">
            <text:p>14.4393</text:p>
          </table:table-cell>
          <table:table-cell office:value-type="float" office:value="11.4584" calcext:value-type="float">
            <text:p>11.4584</text:p>
          </table:table-cell>
          <table:table-cell office:value-type="float" office:value="14.2311" calcext:value-type="float">
            <text:p>14.2311</text:p>
          </table:table-cell>
          <table:table-cell office:value-type="float" office:value="12.393" calcext:value-type="float">
            <text:p>12.393</text:p>
          </table:table-cell>
          <table:table-cell office:value-type="float" office:value="10.8018" calcext:value-type="float">
            <text:p>10.8018</text:p>
          </table:table-cell>
          <table:table-cell office:value-type="float" office:value="-6.61349" calcext:value-type="float">
            <text:p>-6.61349</text:p>
          </table:table-cell>
          <table:table-cell office:value-type="float" office:value="4.82576" calcext:value-type="float">
            <text:p>4.82576</text:p>
          </table:table-cell>
          <table:table-cell office:value-type="float" office:value="-42.7739" calcext:value-type="float">
            <text:p>-42.7739</text:p>
          </table:table-cell>
          <table:table-cell office:value-type="float" office:value="84.7561" calcext:value-type="float">
            <text:p>84.7561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13.1724" calcext:value-type="float">
            <text:p>13.1724</text:p>
          </table:table-cell>
          <table:table-cell office:value-type="float" office:value="11.3179" calcext:value-type="float">
            <text:p>11.3179</text:p>
          </table:table-cell>
          <table:table-cell office:value-type="float" office:value="14.8874" calcext:value-type="float">
            <text:p>14.8874</text:p>
          </table:table-cell>
          <table:table-cell office:value-type="float" office:value="12.9031" calcext:value-type="float">
            <text:p>12.9031</text:p>
          </table:table-cell>
          <table:table-cell office:value-type="string" calcext:value-type="string">
            <text:p><text:s/>-inf</text:p>
          </table:table-cell>
          <table:table-cell office:value-type="float" office:value="11.2236" calcext:value-type="float">
            <text:p>11.2236</text:p>
          </table:table-cell>
          <table:table-cell office:value-type="string" calcext:value-type="string">
            <text:p><text:s/>-inf</text:p>
          </table:table-cell>
          <table:table-cell office:value-type="float" office:value="11.7648" calcext:value-type="float">
            <text:p>11.7648</text:p>
          </table:table-cell>
          <table:table-cell office:value-type="float" office:value="14.5103" calcext:value-type="float">
            <text:p>14.5103</text:p>
          </table:table-cell>
          <table:table-cell office:value-type="float" office:value="14.4931" calcext:value-type="float">
            <text:p>14.4931</text:p>
          </table:table-cell>
          <table:table-cell office:value-type="float" office:value="14.7288" calcext:value-type="float">
            <text:p>14.7288</text:p>
          </table:table-cell>
          <table:table-cell office:value-type="float" office:value="11.9855" calcext:value-type="float">
            <text:p>11.9855</text:p>
          </table:table-cell>
          <table:table-cell office:value-type="float" office:value="13.5185" calcext:value-type="float">
            <text:p>13.5185</text:p>
          </table:table-cell>
          <table:table-cell office:value-type="float" office:value="13.7391" calcext:value-type="float">
            <text:p>13.7391</text:p>
          </table:table-cell>
          <table:table-cell office:value-type="float" office:value="13.8755" calcext:value-type="float">
            <text:p>13.8755</text:p>
          </table:table-cell>
          <table:table-cell office:value-type="float" office:value="12.6775" calcext:value-type="float">
            <text:p>12.6775</text:p>
          </table:table-cell>
          <table:table-cell office:value-type="float" office:value="7.62243" calcext:value-type="float">
            <text:p>7.62243</text:p>
          </table:table-cell>
          <table:table-cell office:value-type="float" office:value="11.7114" calcext:value-type="float">
            <text:p>11.7114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11.3481" calcext:value-type="float">
            <text:p>11.3481</text:p>
          </table:table-cell>
          <table:table-cell office:value-type="float" office:value="15.3698" calcext:value-type="float">
            <text:p>15.3698</text:p>
          </table:table-cell>
          <table:table-cell office:value-type="float" office:value="15.9326" calcext:value-type="float">
            <text:p>15.9326</text:p>
          </table:table-cell>
          <table:table-cell office:value-type="float" office:value="15.9408" calcext:value-type="float">
            <text:p>15.9408</text:p>
          </table:table-cell>
          <table:table-cell office:value-type="float" office:value="17.8535" calcext:value-type="float">
            <text:p>17.8535</text:p>
          </table:table-cell>
          <table:table-cell office:value-type="float" office:value="13.8195" calcext:value-type="float">
            <text:p>13.8195</text:p>
          </table:table-cell>
          <table:table-cell office:value-type="float" office:value="12.0862" calcext:value-type="float">
            <text:p>12.0862</text:p>
          </table:table-cell>
          <table:table-cell office:value-type="float" office:value="12.7297" calcext:value-type="float">
            <text:p>12.7297</text:p>
          </table:table-cell>
          <table:table-cell office:value-type="float" office:value="14.3531" calcext:value-type="float">
            <text:p>14.3531</text:p>
          </table:table-cell>
          <table:table-cell office:value-type="float" office:value="16.7059" calcext:value-type="float">
            <text:p>16.7059</text:p>
          </table:table-cell>
          <table:table-cell office:value-type="float" office:value="13.6974" calcext:value-type="float">
            <text:p>13.6974</text:p>
          </table:table-cell>
          <table:table-cell office:value-type="float" office:value="12.6738" calcext:value-type="float">
            <text:p>12.6738</text:p>
          </table:table-cell>
          <table:table-cell office:value-type="float" office:value="10.8163" calcext:value-type="float">
            <text:p>10.8163</text:p>
          </table:table-cell>
          <table:table-cell office:value-type="float" office:value="10.3373" calcext:value-type="float">
            <text:p>10.3373</text:p>
          </table:table-cell>
          <table:table-cell office:value-type="float" office:value="11.8675" calcext:value-type="float">
            <text:p>11.8675</text:p>
          </table:table-cell>
          <table:table-cell office:value-type="float" office:value="13.5023" calcext:value-type="float">
            <text:p>13.5023</text:p>
          </table:table-cell>
          <table:table-cell office:value-type="float" office:value="7.88153" calcext:value-type="float">
            <text:p>7.88153</text:p>
          </table:table-cell>
          <table:table-cell office:value-type="float" office:value="11.3227" calcext:value-type="float">
            <text:p>11.3227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11.3959" calcext:value-type="float">
            <text:p>11.3959</text:p>
          </table:table-cell>
          <table:table-cell office:value-type="float" office:value="13.805" calcext:value-type="float">
            <text:p>13.805</text:p>
          </table:table-cell>
          <table:table-cell office:value-type="float" office:value="17.6943" calcext:value-type="float">
            <text:p>17.6943</text:p>
          </table:table-cell>
          <table:table-cell office:value-type="float" office:value="14.7159" calcext:value-type="float">
            <text:p>14.7159</text:p>
          </table:table-cell>
          <table:table-cell office:value-type="float" office:value="18.0923" calcext:value-type="float">
            <text:p>18.0923</text:p>
          </table:table-cell>
          <table:table-cell office:value-type="float" office:value="13.4945" calcext:value-type="float">
            <text:p>13.4945</text:p>
          </table:table-cell>
          <table:table-cell office:value-type="float" office:value="12.1203" calcext:value-type="float">
            <text:p>12.1203</text:p>
          </table:table-cell>
          <table:table-cell office:value-type="float" office:value="12.4009" calcext:value-type="float">
            <text:p>12.4009</text:p>
          </table:table-cell>
          <table:table-cell office:value-type="float" office:value="14.3606" calcext:value-type="float">
            <text:p>14.3606</text:p>
          </table:table-cell>
          <table:table-cell office:value-type="float" office:value="15.7587" calcext:value-type="float">
            <text:p>15.7587</text:p>
          </table:table-cell>
          <table:table-cell office:value-type="float" office:value="13.7704" calcext:value-type="float">
            <text:p>13.7704</text:p>
          </table:table-cell>
          <table:table-cell office:value-type="float" office:value="11.7716" calcext:value-type="float">
            <text:p>11.7716</text:p>
          </table:table-cell>
          <table:table-cell office:value-type="float" office:value="13.0607" calcext:value-type="float">
            <text:p>13.0607</text:p>
          </table:table-cell>
          <table:table-cell office:value-type="float" office:value="9.93511" calcext:value-type="float">
            <text:p>9.93511</text:p>
          </table:table-cell>
          <table:table-cell office:value-type="float" office:value="12.6558" calcext:value-type="float">
            <text:p>12.6558</text:p>
          </table:table-cell>
          <table:table-cell office:value-type="float" office:value="12.6953" calcext:value-type="float">
            <text:p>12.6953</text:p>
          </table:table-cell>
          <table:table-cell office:value-type="float" office:value="7.74951" calcext:value-type="float">
            <text:p>7.74951</text:p>
          </table:table-cell>
          <table:table-cell office:value-type="float" office:value="11.0315" calcext:value-type="float">
            <text:p>11.0315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12.9775" calcext:value-type="float">
            <text:p>12.9775</text:p>
          </table:table-cell>
          <table:table-cell office:value-type="float" office:value="15.6025" calcext:value-type="float">
            <text:p>15.6025</text:p>
          </table:table-cell>
          <table:table-cell office:value-type="float" office:value="17.8018" calcext:value-type="float">
            <text:p>17.8018</text:p>
          </table:table-cell>
          <table:table-cell office:value-type="float" office:value="15.078" calcext:value-type="float">
            <text:p>15.078</text:p>
          </table:table-cell>
          <table:table-cell office:value-type="float" office:value="16.0451" calcext:value-type="float">
            <text:p>16.0451</text:p>
          </table:table-cell>
          <table:table-cell office:value-type="float" office:value="13.4507" calcext:value-type="float">
            <text:p>13.4507</text:p>
          </table:table-cell>
          <table:table-cell office:value-type="float" office:value="15.5124" calcext:value-type="float">
            <text:p>15.5124</text:p>
          </table:table-cell>
          <table:table-cell office:value-type="float" office:value="12.3706" calcext:value-type="float">
            <text:p>12.3706</text:p>
          </table:table-cell>
          <table:table-cell office:value-type="float" office:value="14.156" calcext:value-type="float">
            <text:p>14.156</text:p>
          </table:table-cell>
          <table:table-cell office:value-type="float" office:value="17.6207" calcext:value-type="float">
            <text:p>17.6207</text:p>
          </table:table-cell>
          <table:table-cell office:value-type="float" office:value="14.1495" calcext:value-type="float">
            <text:p>14.1495</text:p>
          </table:table-cell>
          <table:table-cell office:value-type="float" office:value="13.0038" calcext:value-type="float">
            <text:p>13.0038</text:p>
          </table:table-cell>
          <table:table-cell office:value-type="float" office:value="12.5438" calcext:value-type="float">
            <text:p>12.5438</text:p>
          </table:table-cell>
          <table:table-cell office:value-type="float" office:value="10.9588" calcext:value-type="float">
            <text:p>10.9588</text:p>
          </table:table-cell>
          <table:table-cell office:value-type="float" office:value="10.9806" calcext:value-type="float">
            <text:p>10.9806</text:p>
          </table:table-cell>
          <table:table-cell office:value-type="float" office:value="11.3652" calcext:value-type="float">
            <text:p>11.3652</text:p>
          </table:table-cell>
          <table:table-cell office:value-type="float" office:value="7.96498" calcext:value-type="float">
            <text:p>7.96498</text:p>
          </table:table-cell>
          <table:table-cell office:value-type="float" office:value="11.2246" calcext:value-type="float">
            <text:p>11.2246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>
            <text:p><text:s text:c="2"/>Assertion failed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14.1113" calcext:value-type="float">
            <text:p>14.1113</text:p>
          </table:table-cell>
          <table:table-cell office:value-type="float" office:value="15.5249" calcext:value-type="float">
            <text:p>15.5249</text:p>
          </table:table-cell>
          <table:table-cell office:value-type="float" office:value="22.686" calcext:value-type="float">
            <text:p>22.686</text:p>
          </table:table-cell>
          <table:table-cell office:value-type="float" office:value="15.4441" calcext:value-type="float">
            <text:p>15.4441</text:p>
          </table:table-cell>
          <table:table-cell office:value-type="float" office:value="18.9402" calcext:value-type="float">
            <text:p>18.9402</text:p>
          </table:table-cell>
          <table:table-cell office:value-type="float" office:value="13.5023" calcext:value-type="float">
            <text:p>13.5023</text:p>
          </table:table-cell>
          <table:table-cell office:value-type="float" office:value="13.0977" calcext:value-type="float">
            <text:p>13.0977</text:p>
          </table:table-cell>
          <table:table-cell office:value-type="float" office:value="13.2008" calcext:value-type="float">
            <text:p>13.2008</text:p>
          </table:table-cell>
          <table:table-cell office:value-type="float" office:value="14.3531" calcext:value-type="float">
            <text:p>14.3531</text:p>
          </table:table-cell>
          <table:table-cell office:value-type="float" office:value="15.6244" calcext:value-type="float">
            <text:p>15.6244</text:p>
          </table:table-cell>
          <table:table-cell office:value-type="float" office:value="13.5217" calcext:value-type="float">
            <text:p>13.5217</text:p>
          </table:table-cell>
          <table:table-cell office:value-type="float" office:value="13.0008" calcext:value-type="float">
            <text:p>13.0008</text:p>
          </table:table-cell>
          <table:table-cell office:value-type="float" office:value="13.0898" calcext:value-type="float">
            <text:p>13.0898</text:p>
          </table:table-cell>
          <table:table-cell office:value-type="float" office:value="11.0448" calcext:value-type="float">
            <text:p>11.0448</text:p>
          </table:table-cell>
          <table:table-cell office:value-type="float" office:value="11.0751" calcext:value-type="float">
            <text:p>11.0751</text:p>
          </table:table-cell>
          <table:table-cell office:value-type="float" office:value="13.3586" calcext:value-type="float">
            <text:p>13.3586</text:p>
          </table:table-cell>
          <table:table-cell office:value-type="float" office:value="7.74549" calcext:value-type="float">
            <text:p>7.74549</text:p>
          </table:table-cell>
          <table:table-cell office:value-type="float" office:value="11.0291" calcext:value-type="float">
            <text:p>11.0291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12.9664" calcext:value-type="float">
            <text:p>12.9664</text:p>
          </table:table-cell>
          <table:table-cell office:value-type="float" office:value="14.4914" calcext:value-type="float">
            <text:p>14.4914</text:p>
          </table:table-cell>
          <table:table-cell office:value-type="float" office:value="11.0077" calcext:value-type="float">
            <text:p>11.0077</text:p>
          </table:table-cell>
          <table:table-cell office:value-type="float" office:value="14.1964" calcext:value-type="float">
            <text:p>14.1964</text:p>
          </table:table-cell>
          <table:table-cell office:value-type="float" office:value="22.5517" calcext:value-type="float">
            <text:p>22.5517</text:p>
          </table:table-cell>
          <table:table-cell office:value-type="float" office:value="14.1768" calcext:value-type="float">
            <text:p>14.1768</text:p>
          </table:table-cell>
          <table:table-cell office:value-type="float" office:value="15.4798" calcext:value-type="float">
            <text:p>15.4798</text:p>
          </table:table-cell>
          <table:table-cell office:value-type="float" office:value="13.8166" calcext:value-type="float">
            <text:p>13.8166</text:p>
          </table:table-cell>
          <table:table-cell office:value-type="float" office:value="14.7212" calcext:value-type="float">
            <text:p>14.7212</text:p>
          </table:table-cell>
          <table:table-cell office:value-type="float" office:value="12.8832" calcext:value-type="float">
            <text:p>12.8832</text:p>
          </table:table-cell>
          <table:table-cell office:value-type="float" office:value="13.1297" calcext:value-type="float">
            <text:p>13.1297</text:p>
          </table:table-cell>
          <table:table-cell office:value-type="float" office:value="10.9191" calcext:value-type="float">
            <text:p>10.9191</text:p>
          </table:table-cell>
          <table:table-cell office:value-type="float" office:value="12.335" calcext:value-type="float">
            <text:p>12.335</text:p>
          </table:table-cell>
          <table:table-cell office:value-type="float" office:value="10.2742" calcext:value-type="float">
            <text:p>10.2742</text:p>
          </table:table-cell>
          <table:table-cell office:value-type="float" office:value="11.6798" calcext:value-type="float">
            <text:p>11.6798</text:p>
          </table:table-cell>
          <table:table-cell office:value-type="float" office:value="10.3187" calcext:value-type="float">
            <text:p>10.3187</text:p>
          </table:table-cell>
          <table:table-cell office:value-type="float" office:value="9.37199" calcext:value-type="float">
            <text:p>9.37199</text:p>
          </table:table-cell>
          <table:table-cell office:value-type="float" office:value="10.6822" calcext:value-type="float">
            <text:p>10.6822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13.7087" calcext:value-type="float">
            <text:p>13.7087</text:p>
          </table:table-cell>
          <table:table-cell office:value-type="float" office:value="20.1555" calcext:value-type="float">
            <text:p>20.1555</text:p>
          </table:table-cell>
          <table:table-cell office:value-type="float" office:value="14.4129" calcext:value-type="float">
            <text:p>14.4129</text:p>
          </table:table-cell>
          <table:table-cell office:value-type="float" office:value="20.6429" calcext:value-type="float">
            <text:p>20.6429</text:p>
          </table:table-cell>
          <table:table-cell office:value-type="float" office:value="19.4874" calcext:value-type="float">
            <text:p>19.4874</text:p>
          </table:table-cell>
          <table:table-cell office:value-type="float" office:value="20.8173" calcext:value-type="float">
            <text:p>20.8173</text:p>
          </table:table-cell>
          <table:table-cell office:value-type="float" office:value="15.8447" calcext:value-type="float">
            <text:p>15.8447</text:p>
          </table:table-cell>
          <table:table-cell office:value-type="float" office:value="19.8898" calcext:value-type="float">
            <text:p>19.8898</text:p>
          </table:table-cell>
          <table:table-cell office:value-type="float" office:value="16.2247" calcext:value-type="float">
            <text:p>16.2247</text:p>
          </table:table-cell>
          <table:table-cell office:value-type="float" office:value="13.3806" calcext:value-type="float">
            <text:p>13.3806</text:p>
          </table:table-cell>
          <table:table-cell office:value-type="float" office:value="11.2664" calcext:value-type="float">
            <text:p>11.2664</text:p>
          </table:table-cell>
          <table:table-cell office:value-type="float" office:value="15.6206" calcext:value-type="float">
            <text:p>15.6206</text:p>
          </table:table-cell>
          <table:table-cell office:value-type="float" office:value="13.0794" calcext:value-type="float">
            <text:p>13.0794</text:p>
          </table:table-cell>
          <table:table-cell office:value-type="float" office:value="11.5357" calcext:value-type="float">
            <text:p>11.5357</text:p>
          </table:table-cell>
          <table:table-cell office:value-type="float" office:value="11.466" calcext:value-type="float">
            <text:p>11.466</text:p>
          </table:table-cell>
          <table:table-cell office:value-type="float" office:value="12.5356" calcext:value-type="float">
            <text:p>12.5356</text:p>
          </table:table-cell>
          <table:table-cell office:value-type="float" office:value="12.3839" calcext:value-type="float">
            <text:p>12.3839</text:p>
          </table:table-cell>
          <table:table-cell office:value-type="float" office:value="10.0229" calcext:value-type="float">
            <text:p>10.0229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13.0638" calcext:value-type="float">
            <text:p>13.0638</text:p>
          </table:table-cell>
          <table:table-cell office:value-type="float" office:value="14.7061" calcext:value-type="float">
            <text:p>14.7061</text:p>
          </table:table-cell>
          <table:table-cell office:value-type="float" office:value="12.252" calcext:value-type="float">
            <text:p>12.252</text:p>
          </table:table-cell>
          <table:table-cell office:value-type="float" office:value="16.6881" calcext:value-type="float">
            <text:p>16.6881</text:p>
          </table:table-cell>
          <table:table-cell office:value-type="float" office:value="16.1313" calcext:value-type="float">
            <text:p>16.1313</text:p>
          </table:table-cell>
          <table:table-cell office:value-type="float" office:value="15.5843" calcext:value-type="float">
            <text:p>15.5843</text:p>
          </table:table-cell>
          <table:table-cell office:value-type="float" office:value="18.4366" calcext:value-type="float">
            <text:p>18.4366</text:p>
          </table:table-cell>
          <table:table-cell office:value-type="float" office:value="14.7553" calcext:value-type="float">
            <text:p>14.7553</text:p>
          </table:table-cell>
          <table:table-cell office:value-type="float" office:value="11.4376" calcext:value-type="float">
            <text:p>11.4376</text:p>
          </table:table-cell>
          <table:table-cell office:value-type="float" office:value="11.4487" calcext:value-type="float">
            <text:p>11.4487</text:p>
          </table:table-cell>
          <table:table-cell office:value-type="float" office:value="13.1472" calcext:value-type="float">
            <text:p>13.1472</text:p>
          </table:table-cell>
          <table:table-cell office:value-type="float" office:value="10.4855" calcext:value-type="float">
            <text:p>10.4855</text:p>
          </table:table-cell>
          <table:table-cell office:value-type="float" office:value="11.3675" calcext:value-type="float">
            <text:p>11.3675</text:p>
          </table:table-cell>
          <table:table-cell office:value-type="float" office:value="9.99769" calcext:value-type="float">
            <text:p>9.99769</text:p>
          </table:table-cell>
          <table:table-cell office:value-type="float" office:value="11.891" calcext:value-type="float">
            <text:p>11.891</text:p>
          </table:table-cell>
          <table:table-cell office:value-type="float" office:value="10.2863" calcext:value-type="float">
            <text:p>10.2863</text:p>
          </table:table-cell>
          <table:table-cell office:value-type="float" office:value="9.54524" calcext:value-type="float">
            <text:p>9.54524</text:p>
          </table:table-cell>
          <table:table-cell office:value-type="float" office:value="10.2964" calcext:value-type="float">
            <text:p>10.2964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13.7991" calcext:value-type="float">
            <text:p>13.7991</text:p>
          </table:table-cell>
          <table:table-cell office:value-type="float" office:value="22.9422" calcext:value-type="float">
            <text:p>22.9422</text:p>
          </table:table-cell>
          <table:table-cell office:value-type="float" office:value="13.1524" calcext:value-type="float">
            <text:p>13.1524</text:p>
          </table:table-cell>
          <table:table-cell office:value-type="float" office:value="13.1981" calcext:value-type="float">
            <text:p>13.1981</text:p>
          </table:table-cell>
          <table:table-cell office:value-type="float" office:value="20.5926" calcext:value-type="float">
            <text:p>20.5926</text:p>
          </table:table-cell>
          <table:table-cell office:value-type="float" office:value="14.7768" calcext:value-type="float">
            <text:p>14.7768</text:p>
          </table:table-cell>
          <table:table-cell office:value-type="float" office:value="14.3849" calcext:value-type="float">
            <text:p>14.3849</text:p>
          </table:table-cell>
          <table:table-cell office:value-type="float" office:value="16.1606" calcext:value-type="float">
            <text:p>16.1606</text:p>
          </table:table-cell>
          <table:table-cell office:value-type="float" office:value="21.6224" calcext:value-type="float">
            <text:p>21.6224</text:p>
          </table:table-cell>
          <table:table-cell office:value-type="float" office:value="12.7449" calcext:value-type="float">
            <text:p>12.7449</text:p>
          </table:table-cell>
          <table:table-cell office:value-type="float" office:value="12.9012" calcext:value-type="float">
            <text:p>12.9012</text:p>
          </table:table-cell>
          <table:table-cell office:value-type="float" office:value="12.4542" calcext:value-type="float">
            <text:p>12.4542</text:p>
          </table:table-cell>
          <table:table-cell office:value-type="float" office:value="12.1018" calcext:value-type="float">
            <text:p>12.1018</text:p>
          </table:table-cell>
          <table:table-cell office:value-type="float" office:value="10.7592" calcext:value-type="float">
            <text:p>10.7592</text:p>
          </table:table-cell>
          <table:table-cell office:value-type="float" office:value="12.2565" calcext:value-type="float">
            <text:p>12.2565</text:p>
          </table:table-cell>
          <table:table-cell office:value-type="float" office:value="9.90478" calcext:value-type="float">
            <text:p>9.90478</text:p>
          </table:table-cell>
          <table:table-cell office:value-type="float" office:value="9.15184" calcext:value-type="float">
            <text:p>9.15184</text:p>
          </table:table-cell>
          <table:table-cell office:value-type="float" office:value="10.2042" calcext:value-type="float">
            <text:p>10.2042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>
            <text:p><text:s text:c="2"/>Assertion failed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12.2345" calcext:value-type="float">
            <text:p>12.2345</text:p>
          </table:table-cell>
          <table:table-cell office:value-type="float" office:value="17.6257" calcext:value-type="float">
            <text:p>17.6257</text:p>
          </table:table-cell>
          <table:table-cell office:value-type="float" office:value="20.4101" calcext:value-type="float">
            <text:p>20.4101</text:p>
          </table:table-cell>
          <table:table-cell office:value-type="float" office:value="13.2432" calcext:value-type="float">
            <text:p>13.2432</text:p>
          </table:table-cell>
          <table:table-cell office:value-type="float" office:value="23.5843" calcext:value-type="float">
            <text:p>23.5843</text:p>
          </table:table-cell>
          <table:table-cell office:value-type="float" office:value="16.073" calcext:value-type="float">
            <text:p>16.073</text:p>
          </table:table-cell>
          <table:table-cell office:value-type="float" office:value="14.2879" calcext:value-type="float">
            <text:p>14.2879</text:p>
          </table:table-cell>
          <table:table-cell office:value-type="float" office:value="15.2033" calcext:value-type="float">
            <text:p>15.2033</text:p>
          </table:table-cell>
          <table:table-cell office:value-type="float" office:value="18.6975" calcext:value-type="float">
            <text:p>18.6975</text:p>
          </table:table-cell>
          <table:table-cell office:value-type="float" office:value="13.8388" calcext:value-type="float">
            <text:p>13.8388</text:p>
          </table:table-cell>
          <table:table-cell office:value-type="float" office:value="13.1958" calcext:value-type="float">
            <text:p>13.1958</text:p>
          </table:table-cell>
          <table:table-cell office:value-type="float" office:value="11.5541" calcext:value-type="float">
            <text:p>11.5541</text:p>
          </table:table-cell>
          <table:table-cell office:value-type="float" office:value="13.318" calcext:value-type="float">
            <text:p>13.318</text:p>
          </table:table-cell>
          <table:table-cell office:value-type="float" office:value="10.2533" calcext:value-type="float">
            <text:p>10.2533</text:p>
          </table:table-cell>
          <table:table-cell office:value-type="float" office:value="13.6522" calcext:value-type="float">
            <text:p>13.6522</text:p>
          </table:table-cell>
          <table:table-cell office:value-type="float" office:value="10.8084" calcext:value-type="float">
            <text:p>10.8084</text:p>
          </table:table-cell>
          <table:table-cell office:value-type="float" office:value="11.0974" calcext:value-type="float">
            <text:p>11.0974</text:p>
          </table:table-cell>
          <table:table-cell office:value-type="float" office:value="14.6889" calcext:value-type="float">
            <text:p>14.6889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13.0877" calcext:value-type="float">
            <text:p>13.0877</text:p>
          </table:table-cell>
          <table:table-cell office:value-type="float" office:value="39.0637" calcext:value-type="float">
            <text:p>39.0637</text:p>
          </table:table-cell>
          <table:table-cell office:value-type="float" office:value="10.8292" calcext:value-type="float">
            <text:p>10.8292</text:p>
          </table:table-cell>
          <table:table-cell office:value-type="float" office:value="75.1656" calcext:value-type="float">
            <text:p>75.1656</text:p>
          </table:table-cell>
          <table:table-cell office:value-type="float" office:value="90.4888" calcext:value-type="float">
            <text:p>90.4888</text:p>
          </table:table-cell>
          <table:table-cell office:value-type="float" office:value="17.7145" calcext:value-type="float">
            <text:p>17.7145</text:p>
          </table:table-cell>
          <table:table-cell office:value-type="float" office:value="15.9607" calcext:value-type="float">
            <text:p>15.9607</text:p>
          </table:table-cell>
          <table:table-cell office:value-type="float" office:value="10.6652" calcext:value-type="float">
            <text:p>10.6652</text:p>
          </table:table-cell>
          <table:table-cell office:value-type="float" office:value="12.4338" calcext:value-type="float">
            <text:p>12.4338</text:p>
          </table:table-cell>
          <table:table-cell office:value-type="float" office:value="12.6865" calcext:value-type="float">
            <text:p>12.6865</text:p>
          </table:table-cell>
          <table:table-cell office:value-type="float" office:value="7.21487" calcext:value-type="float">
            <text:p>7.21487</text:p>
          </table:table-cell>
          <table:table-cell office:value-type="string" calcext:value-type="string">
            <text:p><text:s/>-inf</text:p>
          </table:table-cell>
          <table:table-cell office:value-type="float" office:value="8.80602" calcext:value-type="float">
            <text:p>8.80602</text:p>
          </table:table-cell>
          <table:table-cell office:value-type="float" office:value="6.39831" calcext:value-type="float">
            <text:p>6.39831</text:p>
          </table:table-cell>
          <table:table-cell office:value-type="float" office:value="8.50987" calcext:value-type="float">
            <text:p>8.50987</text:p>
          </table:table-cell>
          <table:table-cell office:value-type="float" office:value="9.81389" calcext:value-type="float">
            <text:p>9.81389</text:p>
          </table:table-cell>
          <table:table-cell office:value-type="float" office:value="13.1808" calcext:value-type="float">
            <text:p>13.1808</text:p>
          </table:table-cell>
          <table:table-cell office:value-type="float" office:value="29.838" calcext:value-type="float">
            <text:p>29.838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14.6721" calcext:value-type="float">
            <text:p>14.6721</text:p>
          </table:table-cell>
          <table:table-cell office:value-type="float" office:value="22.8813" calcext:value-type="float">
            <text:p>22.8813</text:p>
          </table:table-cell>
          <table:table-cell office:value-type="float" office:value="33.1568" calcext:value-type="float">
            <text:p>33.1568</text:p>
          </table:table-cell>
          <table:table-cell office:value-type="float" office:value="18.2088" calcext:value-type="float">
            <text:p>18.2088</text:p>
          </table:table-cell>
          <table:table-cell office:value-type="float" office:value="22.6292" calcext:value-type="float">
            <text:p>22.6292</text:p>
          </table:table-cell>
          <table:table-cell office:value-type="float" office:value="25.596" calcext:value-type="float">
            <text:p>25.596</text:p>
          </table:table-cell>
          <table:table-cell office:value-type="float" office:value="20.6442" calcext:value-type="float">
            <text:p>20.6442</text:p>
          </table:table-cell>
          <table:table-cell office:value-type="float" office:value="22.5768" calcext:value-type="float">
            <text:p>22.5768</text:p>
          </table:table-cell>
          <table:table-cell office:value-type="float" office:value="31.1907" calcext:value-type="float">
            <text:p>31.1907</text:p>
          </table:table-cell>
          <table:table-cell office:value-type="float" office:value="9.3198" calcext:value-type="float">
            <text:p>9.3198</text:p>
          </table:table-cell>
          <table:table-cell office:value-type="float" office:value="9.81314" calcext:value-type="float">
            <text:p>9.81314</text:p>
          </table:table-cell>
          <table:table-cell office:value-type="float" office:value="33.7448" calcext:value-type="float">
            <text:p>33.7448</text:p>
          </table:table-cell>
          <table:table-cell office:value-type="float" office:value="13.0739" calcext:value-type="float">
            <text:p>13.0739</text:p>
          </table:table-cell>
          <table:table-cell office:value-type="float" office:value="8.6355" calcext:value-type="float">
            <text:p>8.6355</text:p>
          </table:table-cell>
          <table:table-cell office:value-type="float" office:value="13.2985" calcext:value-type="float">
            <text:p>13.2985</text:p>
          </table:table-cell>
          <table:table-cell office:value-type="float" office:value="13.5261" calcext:value-type="float">
            <text:p>13.5261</text:p>
          </table:table-cell>
          <table:table-cell office:value-type="float" office:value="19.7838" calcext:value-type="float">
            <text:p>19.7838</text:p>
          </table:table-cell>
          <table:table-cell office:value-type="float" office:value="13.275" calcext:value-type="float">
            <text:p>13.275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17.0723" calcext:value-type="float">
            <text:p>17.0723</text:p>
          </table:table-cell>
          <table:table-cell office:value-type="float" office:value="68.5185" calcext:value-type="float">
            <text:p>68.5185</text:p>
          </table:table-cell>
          <table:table-cell office:value-type="float" office:value="10.9786" calcext:value-type="float">
            <text:p>10.9786</text:p>
          </table:table-cell>
          <table:table-cell office:value-type="float" office:value="47.5977" calcext:value-type="float">
            <text:p>47.5977</text:p>
          </table:table-cell>
          <table:table-cell office:value-type="float" office:value="23.903" calcext:value-type="float">
            <text:p>23.903</text:p>
          </table:table-cell>
          <table:table-cell office:value-type="float" office:value="19.89" calcext:value-type="float">
            <text:p>19.89</text:p>
          </table:table-cell>
          <table:table-cell office:value-type="float" office:value="16.4491" calcext:value-type="float">
            <text:p>16.4491</text:p>
          </table:table-cell>
          <table:table-cell office:value-type="float" office:value="26.4422" calcext:value-type="float">
            <text:p>26.4422</text:p>
          </table:table-cell>
          <table:table-cell office:value-type="float" office:value="18.8629" calcext:value-type="float">
            <text:p>18.8629</text:p>
          </table:table-cell>
          <table:table-cell office:value-type="float" office:value="12.7391" calcext:value-type="float">
            <text:p>12.7391</text:p>
          </table:table-cell>
          <table:table-cell office:value-type="float" office:value="7.95407" calcext:value-type="float">
            <text:p>7.95407</text:p>
          </table:table-cell>
          <table:table-cell office:value-type="string" calcext:value-type="string">
            <text:p><text:s/>-inf</text:p>
          </table:table-cell>
          <table:table-cell office:value-type="float" office:value="9.53625" calcext:value-type="float">
            <text:p>9.53625</text:p>
          </table:table-cell>
          <table:table-cell office:value-type="float" office:value="7.08346" calcext:value-type="float">
            <text:p>7.08346</text:p>
          </table:table-cell>
          <table:table-cell office:value-type="float" office:value="12.7769" calcext:value-type="float">
            <text:p>12.7769</text:p>
          </table:table-cell>
          <table:table-cell office:value-type="float" office:value="9.68553" calcext:value-type="float">
            <text:p>9.68553</text:p>
          </table:table-cell>
          <table:table-cell office:value-type="float" office:value="15.7615" calcext:value-type="float">
            <text:p>15.7615</text:p>
          </table:table-cell>
          <table:table-cell office:value-type="float" office:value="25.8142" calcext:value-type="float">
            <text:p>25.8142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14.2922" calcext:value-type="float">
            <text:p>14.2922</text:p>
          </table:table-cell>
          <table:table-cell office:value-type="float" office:value="39.0637" calcext:value-type="float">
            <text:p>39.0637</text:p>
          </table:table-cell>
          <table:table-cell office:value-type="float" office:value="11.108" calcext:value-type="float">
            <text:p>11.108</text:p>
          </table:table-cell>
          <table:table-cell table:style-name="ce8" office:value-type="float" office:value="-4784650" calcext:value-type="float">
            <text:p>-4.78E+06</text:p>
          </table:table-cell>
          <table:table-cell office:value-type="float" office:value="30.6334" calcext:value-type="float">
            <text:p>30.6334</text:p>
          </table:table-cell>
          <table:table-cell office:value-type="float" office:value="34.3495" calcext:value-type="float">
            <text:p>34.3495</text:p>
          </table:table-cell>
          <table:table-cell office:value-type="float" office:value="409.323" calcext:value-type="float">
            <text:p>409.323</text:p>
          </table:table-cell>
          <table:table-cell office:value-type="float" office:value="8.85642" calcext:value-type="float">
            <text:p>8.85642</text:p>
          </table:table-cell>
          <table:table-cell office:value-type="float" office:value="56.354" calcext:value-type="float">
            <text:p>56.354</text:p>
          </table:table-cell>
          <table:table-cell office:value-type="float" office:value="-44.1724" calcext:value-type="float">
            <text:p>-44.1724</text:p>
          </table:table-cell>
          <table:table-cell office:value-type="float" office:value="7.21741" calcext:value-type="float">
            <text:p>7.21741</text:p>
          </table:table-cell>
          <table:table-cell office:value-type="float" office:value="35.8486" calcext:value-type="float">
            <text:p>35.8486</text:p>
          </table:table-cell>
          <table:table-cell office:value-type="float" office:value="6.61977" calcext:value-type="float">
            <text:p>6.61977</text:p>
          </table:table-cell>
          <table:table-cell office:value-type="float" office:value="55.7876" calcext:value-type="float">
            <text:p>55.7876</text:p>
          </table:table-cell>
          <table:table-cell office:value-type="float" office:value="9.66002" calcext:value-type="float">
            <text:p>9.66002</text:p>
          </table:table-cell>
          <table:table-cell office:value-type="float" office:value="13.2379" calcext:value-type="float">
            <text:p>13.2379</text:p>
          </table:table-cell>
          <table:table-cell office:value-type="float" office:value="13.4004" calcext:value-type="float">
            <text:p>13.4004</text:p>
          </table:table-cell>
          <table:table-cell office:value-type="float" office:value="7.57184" calcext:value-type="float">
            <text:p>7.57184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>
            <text:p><text:s text:c="2"/>Assertion failed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13.1367" calcext:value-type="float">
            <text:p>13.1367</text:p>
          </table:table-cell>
          <table:table-cell office:value-type="float" office:value="12.4655" calcext:value-type="float">
            <text:p>12.4655</text:p>
          </table:table-cell>
          <table:table-cell office:value-type="float" office:value="10.6504" calcext:value-type="float">
            <text:p>10.6504</text:p>
          </table:table-cell>
          <table:table-cell office:value-type="float" office:value="559.244" calcext:value-type="float">
            <text:p>559.244</text:p>
          </table:table-cell>
          <table:table-cell office:value-type="float" office:value="103.619" calcext:value-type="float">
            <text:p>103.619</text:p>
          </table:table-cell>
          <table:table-cell office:value-type="float" office:value="53.4295" calcext:value-type="float">
            <text:p>53.4295</text:p>
          </table:table-cell>
          <table:table-cell office:value-type="float" office:value="13.1245" calcext:value-type="float">
            <text:p>13.1245</text:p>
          </table:table-cell>
          <table:table-cell office:value-type="float" office:value="10.639" calcext:value-type="float">
            <text:p>10.639</text:p>
          </table:table-cell>
          <table:table-cell office:value-type="float" office:value="13.3292" calcext:value-type="float">
            <text:p>13.3292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7.86163" calcext:value-type="float">
            <text:p>7.86163</text:p>
          </table:table-cell>
          <table:table-cell office:value-type="string" calcext:value-type="string">
            <text:p><text:s/>-inf</text:p>
          </table:table-cell>
          <table:table-cell office:value-type="float" office:value="7.9182" calcext:value-type="float">
            <text:p>7.9182</text:p>
          </table:table-cell>
          <table:table-cell office:value-type="float" office:value="10.3191" calcext:value-type="float">
            <text:p>10.3191</text:p>
          </table:table-cell>
          <table:table-cell office:value-type="float" office:value="11.3627" calcext:value-type="float">
            <text:p>11.3627</text:p>
          </table:table-cell>
          <table:table-cell office:value-type="float" office:value="9.87294" calcext:value-type="float">
            <text:p>9.87294</text:p>
          </table:table-cell>
          <table:table-cell office:value-type="float" office:value="15.7615" calcext:value-type="float">
            <text:p>15.7615</text:p>
          </table:table-cell>
          <table:table-cell office:value-type="float" office:value="27.4756" calcext:value-type="float">
            <text:p>27.4756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SK</text:p>
          </table:table-cell>
          <table:table-cell office:value-type="float" office:value="12.1142" calcext:value-type="float">
            <text:p>12.1142</text:p>
          </table:table-cell>
          <table:table-cell office:value-type="float" office:value="14.0471" calcext:value-type="float">
            <text:p>14.0471</text:p>
          </table:table-cell>
          <table:table-cell office:value-type="float" office:value="13.0464" calcext:value-type="float">
            <text:p>13.0464</text:p>
          </table:table-cell>
          <table:table-cell office:value-type="float" office:value="14.5098" calcext:value-type="float">
            <text:p>14.5098</text:p>
          </table:table-cell>
          <table:table-cell office:value-type="float" office:value="13.937" calcext:value-type="float">
            <text:p>13.937</text:p>
          </table:table-cell>
          <table:table-cell office:value-type="float" office:value="14.5215" calcext:value-type="float">
            <text:p>14.5215</text:p>
          </table:table-cell>
          <table:table-cell office:value-type="float" office:value="15.6927" calcext:value-type="float">
            <text:p>15.6927</text:p>
          </table:table-cell>
          <table:table-cell office:value-type="float" office:value="14.2651" calcext:value-type="float">
            <text:p>14.2651</text:p>
          </table:table-cell>
          <table:table-cell office:value-type="float" office:value="13.2568" calcext:value-type="float">
            <text:p>13.2568</text:p>
          </table:table-cell>
          <table:table-cell office:value-type="float" office:value="11.8188" calcext:value-type="float">
            <text:p>11.8188</text:p>
          </table:table-cell>
          <table:table-cell office:value-type="float" office:value="12.3486" calcext:value-type="float">
            <text:p>12.3486</text:p>
          </table:table-cell>
          <table:table-cell office:value-type="float" office:value="10.579" calcext:value-type="float">
            <text:p>10.579</text:p>
          </table:table-cell>
          <table:table-cell office:value-type="float" office:value="10.0802" calcext:value-type="float">
            <text:p>10.0802</text:p>
          </table:table-cell>
          <table:table-cell office:value-type="float" office:value="9.84168" calcext:value-type="float">
            <text:p>9.84168</text:p>
          </table:table-cell>
          <table:table-cell office:value-type="float" office:value="9.52886" calcext:value-type="float">
            <text:p>9.52886</text:p>
          </table:table-cell>
          <table:table-cell office:value-type="float" office:value="10.3153" calcext:value-type="float">
            <text:p>10.3153</text:p>
          </table:table-cell>
          <table:table-cell office:value-type="float" office:value="9.76188" calcext:value-type="float">
            <text:p>9.76188</text:p>
          </table:table-cell>
          <table:table-cell office:value-type="float" office:value="9.28032" calcext:value-type="float">
            <text:p>9.28032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EF</text:p>
          </table:table-cell>
          <table:table-cell office:value-type="float" office:value="13.6151" calcext:value-type="float">
            <text:p>13.6151</text:p>
          </table:table-cell>
          <table:table-cell office:value-type="float" office:value="14.5121" calcext:value-type="float">
            <text:p>14.5121</text:p>
          </table:table-cell>
          <table:table-cell office:value-type="float" office:value="13.7171" calcext:value-type="float">
            <text:p>13.7171</text:p>
          </table:table-cell>
          <table:table-cell office:value-type="float" office:value="15.0979" calcext:value-type="float">
            <text:p>15.0979</text:p>
          </table:table-cell>
          <table:table-cell office:value-type="float" office:value="15.8115" calcext:value-type="float">
            <text:p>15.8115</text:p>
          </table:table-cell>
          <table:table-cell office:value-type="float" office:value="13.9485" calcext:value-type="float">
            <text:p>13.9485</text:p>
          </table:table-cell>
          <table:table-cell office:value-type="float" office:value="15.1799" calcext:value-type="float">
            <text:p>15.1799</text:p>
          </table:table-cell>
          <table:table-cell office:value-type="float" office:value="14.2045" calcext:value-type="float">
            <text:p>14.2045</text:p>
          </table:table-cell>
          <table:table-cell office:value-type="float" office:value="17.3373" calcext:value-type="float">
            <text:p>17.3373</text:p>
          </table:table-cell>
          <table:table-cell office:value-type="float" office:value="12.2494" calcext:value-type="float">
            <text:p>12.2494</text:p>
          </table:table-cell>
          <table:table-cell office:value-type="float" office:value="12.8309" calcext:value-type="float">
            <text:p>12.8309</text:p>
          </table:table-cell>
          <table:table-cell office:value-type="float" office:value="11.205" calcext:value-type="float">
            <text:p>11.205</text:p>
          </table:table-cell>
          <table:table-cell office:value-type="float" office:value="10.1078" calcext:value-type="float">
            <text:p>10.1078</text:p>
          </table:table-cell>
          <table:table-cell office:value-type="float" office:value="10.4776" calcext:value-type="float">
            <text:p>10.4776</text:p>
          </table:table-cell>
          <table:table-cell office:value-type="float" office:value="10.2331" calcext:value-type="float">
            <text:p>10.2331</text:p>
          </table:table-cell>
          <table:table-cell office:value-type="float" office:value="10.4517" calcext:value-type="float">
            <text:p>10.4517</text:p>
          </table:table-cell>
          <table:table-cell office:value-type="float" office:value="10.3672" calcext:value-type="float">
            <text:p>10.3672</text:p>
          </table:table-cell>
          <table:table-cell office:value-type="float" office:value="9.68508" calcext:value-type="float">
            <text:p>9.68508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ORB</text:p>
          </table:table-cell>
          <table:table-cell office:value-type="float" office:value="12.756" calcext:value-type="float">
            <text:p>12.756</text:p>
          </table:table-cell>
          <table:table-cell office:value-type="float" office:value="13.6802" calcext:value-type="float">
            <text:p>13.6802</text:p>
          </table:table-cell>
          <table:table-cell office:value-type="float" office:value="13.2433" calcext:value-type="float">
            <text:p>13.2433</text:p>
          </table:table-cell>
          <table:table-cell office:value-type="float" office:value="14.2488" calcext:value-type="float">
            <text:p>14.2488</text:p>
          </table:table-cell>
          <table:table-cell office:value-type="float" office:value="14.9626" calcext:value-type="float">
            <text:p>14.9626</text:p>
          </table:table-cell>
          <table:table-cell office:value-type="float" office:value="13.5311" calcext:value-type="float">
            <text:p>13.5311</text:p>
          </table:table-cell>
          <table:table-cell office:value-type="float" office:value="15.4462" calcext:value-type="float">
            <text:p>15.4462</text:p>
          </table:table-cell>
          <table:table-cell office:value-type="float" office:value="13.9742" calcext:value-type="float">
            <text:p>13.9742</text:p>
          </table:table-cell>
          <table:table-cell office:value-type="float" office:value="12.5465" calcext:value-type="float">
            <text:p>12.5465</text:p>
          </table:table-cell>
          <table:table-cell office:value-type="float" office:value="11.479" calcext:value-type="float">
            <text:p>11.479</text:p>
          </table:table-cell>
          <table:table-cell office:value-type="float" office:value="12.3557" calcext:value-type="float">
            <text:p>12.3557</text:p>
          </table:table-cell>
          <table:table-cell office:value-type="float" office:value="11.6029" calcext:value-type="float">
            <text:p>11.6029</text:p>
          </table:table-cell>
          <table:table-cell office:value-type="float" office:value="10.3789" calcext:value-type="float">
            <text:p>10.3789</text:p>
          </table:table-cell>
          <table:table-cell office:value-type="float" office:value="10.0811" calcext:value-type="float">
            <text:p>10.0811</text:p>
          </table:table-cell>
          <table:table-cell office:value-type="float" office:value="9.9088" calcext:value-type="float">
            <text:p>9.9088</text:p>
          </table:table-cell>
          <table:table-cell office:value-type="float" office:value="10.3674" calcext:value-type="float">
            <text:p>10.3674</text:p>
          </table:table-cell>
          <table:table-cell office:value-type="float" office:value="9.60554" calcext:value-type="float">
            <text:p>9.60554</text:p>
          </table:table-cell>
          <table:table-cell office:value-type="float" office:value="8.82253" calcext:value-type="float">
            <text:p>8.82253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FREAK</text:p>
          </table:table-cell>
          <table:table-cell office:value-type="float" office:value="12.3743" calcext:value-type="float">
            <text:p>12.3743</text:p>
          </table:table-cell>
          <table:table-cell office:value-type="float" office:value="13.3391" calcext:value-type="float">
            <text:p>13.3391</text:p>
          </table:table-cell>
          <table:table-cell office:value-type="float" office:value="13.7413" calcext:value-type="float">
            <text:p>13.7413</text:p>
          </table:table-cell>
          <table:table-cell office:value-type="float" office:value="13.4014" calcext:value-type="float">
            <text:p>13.4014</text:p>
          </table:table-cell>
          <table:table-cell office:value-type="float" office:value="14.698" calcext:value-type="float">
            <text:p>14.698</text:p>
          </table:table-cell>
          <table:table-cell office:value-type="float" office:value="13.3052" calcext:value-type="float">
            <text:p>13.3052</text:p>
          </table:table-cell>
          <table:table-cell office:value-type="float" office:value="15.2979" calcext:value-type="float">
            <text:p>15.2979</text:p>
          </table:table-cell>
          <table:table-cell office:value-type="float" office:value="14.4557" calcext:value-type="float">
            <text:p>14.4557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1.5891" calcext:value-type="float">
            <text:p>11.5891</text:p>
          </table:table-cell>
          <table:table-cell office:value-type="float" office:value="12.215" calcext:value-type="float">
            <text:p>12.215</text:p>
          </table:table-cell>
          <table:table-cell office:value-type="float" office:value="10.4099" calcext:value-type="float">
            <text:p>10.4099</text:p>
          </table:table-cell>
          <table:table-cell office:value-type="float" office:value="10.2907" calcext:value-type="float">
            <text:p>10.2907</text:p>
          </table:table-cell>
          <table:table-cell office:value-type="float" office:value="9.74344" calcext:value-type="float">
            <text:p>9.74344</text:p>
          </table:table-cell>
          <table:table-cell office:value-type="float" office:value="9.26472" calcext:value-type="float">
            <text:p>9.26472</text:p>
          </table:table-cell>
          <table:table-cell office:value-type="float" office:value="9.937" calcext:value-type="float">
            <text:p>9.937</text:p>
          </table:table-cell>
          <table:table-cell office:value-type="float" office:value="9.94376" calcext:value-type="float">
            <text:p>9.94376</text:p>
          </table:table-cell>
          <table:table-cell office:value-type="float" office:value="8.64373" calcext:value-type="float">
            <text:p>8.64373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11.6121" calcext:value-type="float">
            <text:p>11.6121</text:p>
          </table:table-cell>
          <table:table-cell office:value-type="float" office:value="13.7353" calcext:value-type="float">
            <text:p>13.7353</text:p>
          </table:table-cell>
          <table:table-cell office:value-type="float" office:value="12.9881" calcext:value-type="float">
            <text:p>12.9881</text:p>
          </table:table-cell>
          <table:table-cell office:value-type="float" office:value="13.379" calcext:value-type="float">
            <text:p>13.379</text:p>
          </table:table-cell>
          <table:table-cell office:value-type="float" office:value="15.0465" calcext:value-type="float">
            <text:p>15.0465</text:p>
          </table:table-cell>
          <table:table-cell office:value-type="float" office:value="12.9368" calcext:value-type="float">
            <text:p>12.9368</text:p>
          </table:table-cell>
          <table:table-cell office:value-type="float" office:value="15.2082" calcext:value-type="float">
            <text:p>15.2082</text:p>
          </table:table-cell>
          <table:table-cell office:value-type="float" office:value="14.0116" calcext:value-type="float">
            <text:p>14.0116</text:p>
          </table:table-cell>
          <table:table-cell office:value-type="float" office:value="12.8291" calcext:value-type="float">
            <text:p>12.8291</text:p>
          </table:table-cell>
          <table:table-cell office:value-type="float" office:value="11.5579" calcext:value-type="float">
            <text:p>11.5579</text:p>
          </table:table-cell>
          <table:table-cell office:value-type="float" office:value="12.3571" calcext:value-type="float">
            <text:p>12.3571</text:p>
          </table:table-cell>
          <table:table-cell office:value-type="float" office:value="10.9803" calcext:value-type="float">
            <text:p>10.9803</text:p>
          </table:table-cell>
          <table:table-cell office:value-type="float" office:value="10.2485" calcext:value-type="float">
            <text:p>10.2485</text:p>
          </table:table-cell>
          <table:table-cell office:value-type="float" office:value="10.4278" calcext:value-type="float">
            <text:p>10.4278</text:p>
          </table:table-cell>
          <table:table-cell office:value-type="float" office:value="9.94038" calcext:value-type="float">
            <text:p>9.94038</text:p>
          </table:table-cell>
          <table:table-cell office:value-type="float" office:value="10.0631" calcext:value-type="float">
            <text:p>10.0631</text:p>
          </table:table-cell>
          <table:table-cell office:value-type="float" office:value="9.23528" calcext:value-type="float">
            <text:p>9.23528</text:p>
          </table:table-cell>
          <table:table-cell office:value-type="float" office:value="8.7416" calcext:value-type="float">
            <text:p>8.7416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SIFT</text:p>
          </table:table-cell>
          <table:table-cell office:value-type="float" office:value="12.7436" calcext:value-type="float">
            <text:p>12.7436</text:p>
          </table:table-cell>
          <table:table-cell office:value-type="float" office:value="13.9674" calcext:value-type="float">
            <text:p>13.9674</text:p>
          </table:table-cell>
          <table:table-cell office:value-type="float" office:value="13.9164" calcext:value-type="float">
            <text:p>13.9164</text:p>
          </table:table-cell>
          <table:table-cell office:value-type="float" office:value="13.8305" calcext:value-type="float">
            <text:p>13.8305</text:p>
          </table:table-cell>
          <table:table-cell office:value-type="float" office:value="15.4244" calcext:value-type="float">
            <text:p>15.4244</text:p>
          </table:table-cell>
          <table:table-cell office:value-type="float" office:value="13.0137" calcext:value-type="float">
            <text:p>13.0137</text:p>
          </table:table-cell>
          <table:table-cell office:value-type="float" office:value="14.8899" calcext:value-type="float">
            <text:p>14.8899</text:p>
          </table:table-cell>
          <table:table-cell office:value-type="float" office:value="14.0346" calcext:value-type="float">
            <text:p>14.0346</text:p>
          </table:table-cell>
          <table:table-cell office:value-type="float" office:value="13.9647" calcext:value-type="float">
            <text:p>13.9647</text:p>
          </table:table-cell>
          <table:table-cell office:value-type="float" office:value="11.594" calcext:value-type="float">
            <text:p>11.594</text:p>
          </table:table-cell>
          <table:table-cell office:value-type="float" office:value="12.449" calcext:value-type="float">
            <text:p>12.449</text:p>
          </table:table-cell>
          <table:table-cell office:value-type="float" office:value="11.0775" calcext:value-type="float">
            <text:p>11.0775</text:p>
          </table:table-cell>
          <table:table-cell office:value-type="float" office:value="10.4357" calcext:value-type="float">
            <text:p>10.4357</text:p>
          </table:table-cell>
          <table:table-cell office:value-type="float" office:value="10.8514" calcext:value-type="float">
            <text:p>10.8514</text:p>
          </table:table-cell>
          <table:table-cell office:value-type="float" office:value="10.4095" calcext:value-type="float">
            <text:p>10.4095</text:p>
          </table:table-cell>
          <table:table-cell office:value-type="float" office:value="10.0016" calcext:value-type="float">
            <text:p>10.0016</text:p>
          </table:table-cell>
          <table:table-cell office:value-type="float" office:value="9.8896" calcext:value-type="float">
            <text:p>9.8896</text:p>
          </table:table-cell>
          <table:table-cell office:value-type="float" office:value="9.35621" calcext:value-type="float">
            <text:p>9.35621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20.9542" calcext:value-type="float">
            <text:p>20.9542</text:p>
          </table:table-cell>
          <table:table-cell office:value-type="float" office:value="11.708" calcext:value-type="float">
            <text:p>11.708</text:p>
          </table:table-cell>
          <table:table-cell office:value-type="float" office:value="12.5957" calcext:value-type="float">
            <text:p>12.5957</text:p>
          </table:table-cell>
          <table:table-cell office:value-type="float" office:value="26.0757" calcext:value-type="float">
            <text:p>26.0757</text:p>
          </table:table-cell>
          <table:table-cell office:value-type="float" office:value="16.3377" calcext:value-type="float">
            <text:p>16.3377</text:p>
          </table:table-cell>
          <table:table-cell office:value-type="float" office:value="8.70895" calcext:value-type="float">
            <text:p>8.70895</text:p>
          </table:table-cell>
          <table:table-cell office:value-type="float" office:value="14.1292" calcext:value-type="float">
            <text:p>14.1292</text:p>
          </table:table-cell>
          <table:table-cell office:value-type="float" office:value="11.7956" calcext:value-type="float">
            <text:p>11.7956</text:p>
          </table:table-cell>
          <table:table-cell office:value-type="float" office:value="11.0299" calcext:value-type="float">
            <text:p>11.0299</text:p>
          </table:table-cell>
          <table:table-cell office:value-type="float" office:value="9.25301" calcext:value-type="float">
            <text:p>9.25301</text:p>
          </table:table-cell>
          <table:table-cell office:value-type="float" office:value="10.6567" calcext:value-type="float">
            <text:p>10.6567</text:p>
          </table:table-cell>
          <table:table-cell office:value-type="float" office:value="9.414" calcext:value-type="float">
            <text:p>9.414</text:p>
          </table:table-cell>
          <table:table-cell office:value-type="float" office:value="10.925" calcext:value-type="float">
            <text:p>10.925</text:p>
          </table:table-cell>
          <table:table-cell office:value-type="float" office:value="10.621" calcext:value-type="float">
            <text:p>10.621</text:p>
          </table:table-cell>
          <table:table-cell office:value-type="float" office:value="9.70663" calcext:value-type="float">
            <text:p>9.70663</text:p>
          </table:table-cell>
          <table:table-cell office:value-type="float" office:value="8.6137" calcext:value-type="float">
            <text:p>8.6137</text:p>
          </table:table-cell>
          <table:table-cell office:value-type="float" office:value="8.55616" calcext:value-type="float">
            <text:p>8.55616</text:p>
          </table:table-cell>
          <table:table-cell office:value-type="float" office:value="10.035" calcext:value-type="float">
            <text:p>10.035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11.9733" calcext:value-type="float">
            <text:p>11.9733</text:p>
          </table:table-cell>
          <table:table-cell office:value-type="float" office:value="12.2223" calcext:value-type="float">
            <text:p>12.2223</text:p>
          </table:table-cell>
          <table:table-cell office:value-type="float" office:value="14.2149" calcext:value-type="float">
            <text:p>14.2149</text:p>
          </table:table-cell>
          <table:table-cell office:value-type="float" office:value="22.6477" calcext:value-type="float">
            <text:p>22.6477</text:p>
          </table:table-cell>
          <table:table-cell office:value-type="float" office:value="12.7535" calcext:value-type="float">
            <text:p>12.7535</text:p>
          </table:table-cell>
          <table:table-cell office:value-type="float" office:value="11.9837" calcext:value-type="float">
            <text:p>11.9837</text:p>
          </table:table-cell>
          <table:table-cell office:value-type="float" office:value="13.1027" calcext:value-type="float">
            <text:p>13.1027</text:p>
          </table:table-cell>
          <table:table-cell office:value-type="float" office:value="17.2019" calcext:value-type="float">
            <text:p>17.2019</text:p>
          </table:table-cell>
          <table:table-cell office:value-type="float" office:value="12.8401" calcext:value-type="float">
            <text:p>12.8401</text:p>
          </table:table-cell>
          <table:table-cell office:value-type="float" office:value="10.1713" calcext:value-type="float">
            <text:p>10.1713</text:p>
          </table:table-cell>
          <table:table-cell office:value-type="float" office:value="11.3346" calcext:value-type="float">
            <text:p>11.3346</text:p>
          </table:table-cell>
          <table:table-cell office:value-type="float" office:value="9.92912" calcext:value-type="float">
            <text:p>9.92912</text:p>
          </table:table-cell>
          <table:table-cell office:value-type="float" office:value="9.71614" calcext:value-type="float">
            <text:p>9.71614</text:p>
          </table:table-cell>
          <table:table-cell office:value-type="float" office:value="9.72656" calcext:value-type="float">
            <text:p>9.72656</text:p>
          </table:table-cell>
          <table:table-cell office:value-type="float" office:value="9.32969" calcext:value-type="float">
            <text:p>9.32969</text:p>
          </table:table-cell>
          <table:table-cell office:value-type="float" office:value="8.76753" calcext:value-type="float">
            <text:p>8.76753</text:p>
          </table:table-cell>
          <table:table-cell office:value-type="float" office:value="8.60281" calcext:value-type="float">
            <text:p>8.60281</text:p>
          </table:table-cell>
          <table:table-cell office:value-type="float" office:value="8.96286" calcext:value-type="float">
            <text:p>8.96286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ORB</text:p>
          </table:table-cell>
          <table:table-cell office:value-type="string" calcext:value-type="string">
            <text:p><text:s text:c="2"/>Insufficient memory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11.9591" calcext:value-type="float">
            <text:p>11.9591</text:p>
          </table:table-cell>
          <table:table-cell office:value-type="float" office:value="12.7566" calcext:value-type="float">
            <text:p>12.7566</text:p>
          </table:table-cell>
          <table:table-cell office:value-type="float" office:value="13.1561" calcext:value-type="float">
            <text:p>13.1561</text:p>
          </table:table-cell>
          <table:table-cell office:value-type="float" office:value="30.3047" calcext:value-type="float">
            <text:p>30.3047</text:p>
          </table:table-cell>
          <table:table-cell office:value-type="float" office:value="12.1322" calcext:value-type="float">
            <text:p>12.1322</text:p>
          </table:table-cell>
          <table:table-cell office:value-type="float" office:value="12.9303" calcext:value-type="float">
            <text:p>12.9303</text:p>
          </table:table-cell>
          <table:table-cell office:value-type="float" office:value="-5.40338" calcext:value-type="float">
            <text:p>-5.40338</text:p>
          </table:table-cell>
          <table:table-cell office:value-type="float" office:value="9.5005" calcext:value-type="float">
            <text:p>9.5005</text:p>
          </table:table-cell>
          <table:table-cell office:value-type="float" office:value="16.4555" calcext:value-type="float">
            <text:p>16.4555</text:p>
          </table:table-cell>
          <table:table-cell office:value-type="float" office:value="10.6978" calcext:value-type="float">
            <text:p>10.6978</text:p>
          </table:table-cell>
          <table:table-cell office:value-type="float" office:value="11.0632" calcext:value-type="float">
            <text:p>11.0632</text:p>
          </table:table-cell>
          <table:table-cell office:value-type="float" office:value="10.9503" calcext:value-type="float">
            <text:p>10.9503</text:p>
          </table:table-cell>
          <table:table-cell office:value-type="float" office:value="8.57075" calcext:value-type="float">
            <text:p>8.57075</text:p>
          </table:table-cell>
          <table:table-cell office:value-type="float" office:value="9.00379" calcext:value-type="float">
            <text:p>9.00379</text:p>
          </table:table-cell>
          <table:table-cell office:value-type="float" office:value="9.84747" calcext:value-type="float">
            <text:p>9.84747</text:p>
          </table:table-cell>
          <table:table-cell office:value-type="float" office:value="8.6137" calcext:value-type="float">
            <text:p>8.6137</text:p>
          </table:table-cell>
          <table:table-cell office:value-type="float" office:value="8.40431" calcext:value-type="float">
            <text:p>8.40431</text:p>
          </table:table-cell>
          <table:table-cell office:value-type="float" office:value="9.74583" calcext:value-type="float">
            <text:p>9.74583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AKAZE</text:p>
          </table:table-cell>
          <table:table-cell office:value-type="string" calcext:value-type="string">
            <text:p><text:s text:c="2"/>Assertion failed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11.2148" calcext:value-type="float">
            <text:p>11.2148</text:p>
          </table:table-cell>
          <table:table-cell office:value-type="float" office:value="17.9449" calcext:value-type="float">
            <text:p>17.9449</text:p>
          </table:table-cell>
          <table:table-cell office:value-type="float" office:value="13.5181" calcext:value-type="float">
            <text:p>13.5181</text:p>
          </table:table-cell>
          <table:table-cell office:value-type="float" office:value="31.8197" calcext:value-type="float">
            <text:p>31.8197</text:p>
          </table:table-cell>
          <table:table-cell office:value-type="float" office:value="13.7692" calcext:value-type="float">
            <text:p>13.7692</text:p>
          </table:table-cell>
          <table:table-cell office:value-type="float" office:value="13.852" calcext:value-type="float">
            <text:p>13.852</text:p>
          </table:table-cell>
          <table:table-cell office:value-type="float" office:value="17.8266" calcext:value-type="float">
            <text:p>17.8266</text:p>
          </table:table-cell>
          <table:table-cell office:value-type="float" office:value="55.0776" calcext:value-type="float">
            <text:p>55.0776</text:p>
          </table:table-cell>
          <table:table-cell office:value-type="float" office:value="13.9086" calcext:value-type="float">
            <text:p>13.9086</text:p>
          </table:table-cell>
          <table:table-cell office:value-type="float" office:value="10.6371" calcext:value-type="float">
            <text:p>10.6371</text:p>
          </table:table-cell>
          <table:table-cell office:value-type="float" office:value="9.64888" calcext:value-type="float">
            <text:p>9.64888</text:p>
          </table:table-cell>
          <table:table-cell office:value-type="float" office:value="10.7375" calcext:value-type="float">
            <text:p>10.7375</text:p>
          </table:table-cell>
          <table:table-cell office:value-type="float" office:value="9.13466" calcext:value-type="float">
            <text:p>9.13466</text:p>
          </table:table-cell>
          <table:table-cell office:value-type="float" office:value="12.4096" calcext:value-type="float">
            <text:p>12.4096</text:p>
          </table:table-cell>
          <table:table-cell office:value-type="float" office:value="10.0504" calcext:value-type="float">
            <text:p>10.0504</text:p>
          </table:table-cell>
          <table:table-cell office:value-type="float" office:value="9.38692" calcext:value-type="float">
            <text:p>9.38692</text:p>
          </table:table-cell>
          <table:table-cell office:value-type="float" office:value="8.19496" calcext:value-type="float">
            <text:p>8.19496</text:p>
          </table:table-cell>
          <table:table-cell office:value-type="float" office:value="9.01264" calcext:value-type="float">
            <text:p>9.01264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edian</text:p>
          </table:table-cell>
          <table:table-cell/>
          <table:table-cell table:formula="of:=MEDIAN([.C3:.C45])" office:value-type="float" office:value="12.97195" calcext:value-type="float">
            <text:p>12.97195</text:p>
          </table:table-cell>
          <table:table-cell table:formula="of:=MEDIAN([.D3:.D45])" office:value-type="float" office:value="14.0471" calcext:value-type="float">
            <text:p>14.0471</text:p>
          </table:table-cell>
          <table:table-cell table:formula="of:=MEDIAN([.E3:.E45])" office:value-type="float" office:value="13.2458" calcext:value-type="float">
            <text:p>13.2458</text:p>
          </table:table-cell>
          <table:table-cell table:formula="of:=MEDIAN([.F3:.F45])" office:value-type="float" office:value="14.89695" calcext:value-type="float">
            <text:p>14.89695</text:p>
          </table:table-cell>
          <table:table-cell table:formula="of:=MEDIAN([.G3:.G45])" office:value-type="float" office:value="15.3902" calcext:value-type="float">
            <text:p>15.3902</text:p>
          </table:table-cell>
          <table:table-cell table:formula="of:=MEDIAN([.H3:.H45])" office:value-type="float" office:value="13.5167" calcext:value-type="float">
            <text:p>13.5167</text:p>
          </table:table-cell>
          <table:table-cell table:formula="of:=MEDIAN([.I3:.I45])" office:value-type="float" office:value="14.3849" calcext:value-type="float">
            <text:p>14.3849</text:p>
          </table:table-cell>
          <table:table-cell table:formula="of:=MEDIAN([.J3:.J45])" office:value-type="float" office:value="13.2008" calcext:value-type="float">
            <text:p>13.2008</text:p>
          </table:table-cell>
          <table:table-cell table:formula="of:=MEDIAN([.K3:.K45])" office:value-type="float" office:value="13.2568" calcext:value-type="float">
            <text:p>13.2568</text:p>
          </table:table-cell>
          <table:table-cell table:formula="of:=MEDIAN([.L3:.L45])" office:value-type="float" office:value="13.1319" calcext:value-type="float">
            <text:p>13.1319</text:p>
          </table:table-cell>
          <table:table-cell table:formula="of:=MEDIAN([.M3:.M45])" office:value-type="float" office:value="12.35215" calcext:value-type="float">
            <text:p>12.35215</text:p>
          </table:table-cell>
          <table:table-cell table:formula="of:=MEDIAN([.N3:.N45])" office:value-type="float" office:value="11.862" calcext:value-type="float">
            <text:p>11.862</text:p>
          </table:table-cell>
          <table:table-cell table:formula="of:=MEDIAN([.O3:.O45])" office:value-type="float" office:value="11.5897" calcext:value-type="float">
            <text:p>11.5897</text:p>
          </table:table-cell>
          <table:table-cell table:formula="of:=MEDIAN([.P3:.P45])" office:value-type="float" office:value="10.5493" calcext:value-type="float">
            <text:p>10.5493</text:p>
          </table:table-cell>
          <table:table-cell table:formula="of:=MEDIAN([.Q3:.Q45])" office:value-type="float" office:value="10.69505" calcext:value-type="float">
            <text:p>10.69505</text:p>
          </table:table-cell>
          <table:table-cell table:formula="of:=MEDIAN([.R3:.R45])" office:value-type="float" office:value="10.3008" calcext:value-type="float">
            <text:p>10.3008</text:p>
          </table:table-cell>
          <table:table-cell table:formula="of:=MEDIAN([.S3:.S45])" office:value-type="float" office:value="9.57539" calcext:value-type="float">
            <text:p>9.57539</text:p>
          </table:table-cell>
          <table:table-cell table:formula="of:=MEDIAN([.T3:.T45])" office:value-type="float" office:value="10.2964" calcext:value-type="float">
            <text:p>10.2964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00:21:30.653074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22:01:13.753622182</meta:creation-date>
    <dc:date>2021-03-27T00:32:37.954152027</dc:date>
    <meta:editing-duration>PT1H16M52S</meta:editing-duration>
    <meta:editing-cycles>9</meta:editing-cycles>
    <meta:generator>LibreOffice/6.4.6.2$Linux_X86_64 LibreOffice_project/40$Build-2</meta:generator>
    <meta:document-statistic meta:table-count="1" meta:cell-count="817" meta:object-count="0"/>
  </office:meta>
</office:document-meta>
</file>